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9437in" svg:height="3.5429in" svg:x="2.9776in" svg:y="0.3531in">
            <draw:object draw:notify-on-update-of-ranges="Sheet1.A1:Sheet1.A985 Sheet1.B1:Sheet1.B985 Sheet1.A1:Sheet1.A985 Sheet1.C1:Sheet1.C98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.32" calcext:value-type="float">
            <text:p>101.3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.81" calcext:value-type="float">
            <text:p>101.81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.3" calcext:value-type="float">
            <text:p>102.3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.79" calcext:value-type="float">
            <text:p>102.79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.28" calcext:value-type="float">
            <text:p>103.28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.77" calcext:value-type="float">
            <text:p>103.77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.77" calcext:value-type="float">
            <text:p>103.77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.74" calcext:value-type="float">
            <text:p>104.74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.74" calcext:value-type="float">
            <text:p>104.74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.74" calcext:value-type="float">
            <text:p>104.74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02" calcext:value-type="float">
            <text:p>103.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2.61" calcext:value-type="float">
            <text:p>102.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1.78" calcext:value-type="float">
            <text:p>101.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0.96" calcext:value-type="float">
            <text:p>100.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5.72" calcext:value-type="float">
            <text:p>105.72</text:p>
          </table:table-cell>
          <table:table-cell office:value-type="float" office:value="99.72" calcext:value-type="float">
            <text:p>99.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5.72" calcext:value-type="float">
            <text:p>105.72</text:p>
          </table:table-cell>
          <table:table-cell office:value-type="float" office:value="98.89" calcext:value-type="float">
            <text:p>98.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5.72" calcext:value-type="float">
            <text:p>105.72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5.72" calcext:value-type="float">
            <text:p>105.72</text:p>
          </table:table-cell>
          <table:table-cell office:value-type="float" office:value="96.41" calcext:value-type="float">
            <text:p>96.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6.21" calcext:value-type="float">
            <text:p>106.21</text:p>
          </table:table-cell>
          <table:table-cell office:value-type="float" office:value="95.18" calcext:value-type="float">
            <text:p>95.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6.21" calcext:value-type="float">
            <text:p>106.21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6.21" calcext:value-type="float">
            <text:p>106.21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6.21" calcext:value-type="float">
            <text:p>106.21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6.7" calcext:value-type="float">
            <text:p>106.7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6.7" calcext:value-type="float">
            <text:p>106.7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6.7" calcext:value-type="float">
            <text:p>106.7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6.7" calcext:value-type="float">
            <text:p>106.7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6.7" calcext:value-type="float">
            <text:p>106.7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6.7" calcext:value-type="float">
            <text:p>106.7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.7" calcext:value-type="float">
            <text:p>106.7</text:p>
          </table:table-cell>
          <table:table-cell office:value-type="float" office:value="84.02" calcext:value-type="float">
            <text:p>84.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6.7" calcext:value-type="float">
            <text:p>106.7</text:p>
          </table:table-cell>
          <table:table-cell office:value-type="float" office:value="83.61" calcext:value-type="float">
            <text:p>83.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6.7" calcext:value-type="float">
            <text:p>106.7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.7" calcext:value-type="float">
            <text:p>106.7</text:p>
          </table:table-cell>
          <table:table-cell office:value-type="float" office:value="82.78" calcext:value-type="float">
            <text:p>82.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6.7" calcext:value-type="float">
            <text:p>106.7</text:p>
          </table:table-cell>
          <table:table-cell office:value-type="float" office:value="82.78" calcext:value-type="float">
            <text:p>82.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6.7" calcext:value-type="float">
            <text:p>106.7</text:p>
          </table:table-cell>
          <table:table-cell office:value-type="float" office:value="82.37" calcext:value-type="float">
            <text:p>82.3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6.7" calcext:value-type="float">
            <text:p>106.7</text:p>
          </table:table-cell>
          <table:table-cell office:value-type="float" office:value="82.37" calcext:value-type="float">
            <text:p>82.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6.7" calcext:value-type="float">
            <text:p>106.7</text:p>
          </table:table-cell>
          <table:table-cell office:value-type="float" office:value="81.96" calcext:value-type="float">
            <text:p>81.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6.7" calcext:value-type="float">
            <text:p>106.7</text:p>
          </table:table-cell>
          <table:table-cell office:value-type="float" office:value="81.96" calcext:value-type="float">
            <text:p>81.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6.7" calcext:value-type="float">
            <text:p>106.7</text:p>
          </table:table-cell>
          <table:table-cell office:value-type="float" office:value="81.96" calcext:value-type="float">
            <text:p>81.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.7" calcext:value-type="float">
            <text:p>106.7</text:p>
          </table:table-cell>
          <table:table-cell office:value-type="float" office:value="82.37" calcext:value-type="float">
            <text:p>82.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6.7" calcext:value-type="float">
            <text:p>106.7</text:p>
          </table:table-cell>
          <table:table-cell office:value-type="float" office:value="82.78" calcext:value-type="float">
            <text:p>82.7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6.7" calcext:value-type="float">
            <text:p>106.7</text:p>
          </table:table-cell>
          <table:table-cell office:value-type="float" office:value="82.78" calcext:value-type="float">
            <text:p>82.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6.7" calcext:value-type="float">
            <text:p>106.7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6.7" calcext:value-type="float">
            <text:p>106.7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6.7" calcext:value-type="float">
            <text:p>106.7</text:p>
          </table:table-cell>
          <table:table-cell office:value-type="float" office:value="83.61" calcext:value-type="float">
            <text:p>83.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6.7" calcext:value-type="float">
            <text:p>106.7</text:p>
          </table:table-cell>
          <table:table-cell office:value-type="float" office:value="84.02" calcext:value-type="float">
            <text:p>84.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6.7" calcext:value-type="float">
            <text:p>106.7</text:p>
          </table:table-cell>
          <table:table-cell office:value-type="float" office:value="84.02" calcext:value-type="float">
            <text:p>84.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6.21" calcext:value-type="float">
            <text:p>106.21</text:p>
          </table:table-cell>
          <table:table-cell office:value-type="float" office:value="84.02" calcext:value-type="float">
            <text:p>84.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6.21" calcext:value-type="float">
            <text:p>106.21</text:p>
          </table:table-cell>
          <table:table-cell office:value-type="float" office:value="84.44" calcext:value-type="float">
            <text:p>84.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6.21" calcext:value-type="float">
            <text:p>106.21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6.7" calcext:value-type="float">
            <text:p>106.7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6.7" calcext:value-type="float">
            <text:p>106.7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6.7" calcext:value-type="float">
            <text:p>106.7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6.7" calcext:value-type="float">
            <text:p>106.7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6.7" calcext:value-type="float">
            <text:p>106.7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6.7" calcext:value-type="float">
            <text:p>106.7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6.7" calcext:value-type="float">
            <text:p>106.7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6.7" calcext:value-type="float">
            <text:p>106.7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6.7" calcext:value-type="float">
            <text:p>106.7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6.7" calcext:value-type="float">
            <text:p>106.7</text:p>
          </table:table-cell>
          <table:table-cell office:value-type="float" office:value="89.39" calcext:value-type="float">
            <text:p>89.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6.7" calcext:value-type="float">
            <text:p>106.7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6.7" calcext:value-type="float">
            <text:p>106.7</text:p>
          </table:table-cell>
          <table:table-cell office:value-type="float" office:value="91.46" calcext:value-type="float">
            <text:p>91.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6.7" calcext:value-type="float">
            <text:p>106.7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6.7" calcext:value-type="float">
            <text:p>106.7</text:p>
          </table:table-cell>
          <table:table-cell office:value-type="float" office:value="93.94" calcext:value-type="float">
            <text:p>93.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6.7" calcext:value-type="float">
            <text:p>106.7</text:p>
          </table:table-cell>
          <table:table-cell office:value-type="float" office:value="95.18" calcext:value-type="float">
            <text:p>95.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.7" calcext:value-type="float">
            <text:p>106.7</text:p>
          </table:table-cell>
          <table:table-cell office:value-type="float" office:value="96.41" calcext:value-type="float">
            <text:p>96.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6.7" calcext:value-type="float">
            <text:p>106.7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6.7" calcext:value-type="float">
            <text:p>106.7</text:p>
          </table:table-cell>
          <table:table-cell office:value-type="float" office:value="99.72" calcext:value-type="float">
            <text:p>99.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6.7" calcext:value-type="float">
            <text:p>106.7</text:p>
          </table:table-cell>
          <table:table-cell office:value-type="float" office:value="101.78" calcext:value-type="float">
            <text:p>101.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3.44" calcext:value-type="float">
            <text:p>103.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9.63" calcext:value-type="float">
            <text:p>109.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6.7" calcext:value-type="float">
            <text:p>106.7</text:p>
          </table:table-cell>
          <table:table-cell office:value-type="float" office:value="117.07" calcext:value-type="float">
            <text:p>117.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.7" calcext:value-type="float">
            <text:p>106.7</text:p>
          </table:table-cell>
          <table:table-cell office:value-type="float" office:value="118.72" calcext:value-type="float">
            <text:p>118.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20.37" calcext:value-type="float">
            <text:p>120.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7.67" calcext:value-type="float">
            <text:p>107.67</text:p>
          </table:table-cell>
          <table:table-cell office:value-type="float" office:value="121.61" calcext:value-type="float">
            <text:p>121.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8.65" calcext:value-type="float">
            <text:p>108.65</text:p>
          </table:table-cell>
          <table:table-cell office:value-type="float" office:value="122.85" calcext:value-type="float">
            <text:p>122.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9.14" calcext:value-type="float">
            <text:p>109.14</text:p>
          </table:table-cell>
          <table:table-cell office:value-type="float" office:value="123.68" calcext:value-type="float">
            <text:p>123.6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0.12" calcext:value-type="float">
            <text:p>110.12</text:p>
          </table:table-cell>
          <table:table-cell office:value-type="float" office:value="122.02" calcext:value-type="float">
            <text:p>122.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61" calcext:value-type="float">
            <text:p>121.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0.78" calcext:value-type="float">
            <text:p>120.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9.96" calcext:value-type="float">
            <text:p>119.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8.31" calcext:value-type="float">
            <text:p>118.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7.48" calcext:value-type="float">
            <text:p>117.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7.07" calcext:value-type="float">
            <text:p>117.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6.65" calcext:value-type="float">
            <text:p>116.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3.76" calcext:value-type="float">
            <text:p>113.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0.46" calcext:value-type="float">
            <text:p>110.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1.09" calcext:value-type="float">
            <text:p>111.09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0.6" calcext:value-type="float">
            <text:p>110.6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0.12" calcext:value-type="float">
            <text:p>110.12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.63" calcext:value-type="float">
            <text:p>109.63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9.14" calcext:value-type="float">
            <text:p>109.14</text:p>
          </table:table-cell>
          <table:table-cell office:value-type="float" office:value="102.61" calcext:value-type="float">
            <text:p>102.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0.96" calcext:value-type="float">
            <text:p>100.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8.16" calcext:value-type="float">
            <text:p>108.16</text:p>
          </table:table-cell>
          <table:table-cell office:value-type="float" office:value="98.89" calcext:value-type="float">
            <text:p>98.8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8.16" calcext:value-type="float">
            <text:p>108.16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7.67" calcext:value-type="float">
            <text:p>107.6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7.19" calcext:value-type="float">
            <text:p>107.19</text:p>
          </table:table-cell>
          <table:table-cell office:value-type="float" office:value="95.18" calcext:value-type="float">
            <text:p>95.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6.7" calcext:value-type="float">
            <text:p>106.7</text:p>
          </table:table-cell>
          <table:table-cell office:value-type="float" office:value="93.94" calcext:value-type="float">
            <text:p>93.9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6.7" calcext:value-type="float">
            <text:p>106.7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6.7" calcext:value-type="float">
            <text:p>106.7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6.21" calcext:value-type="float">
            <text:p>106.21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6.21" calcext:value-type="float">
            <text:p>106.21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6.21" calcext:value-type="float">
            <text:p>106.21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.21" calcext:value-type="float">
            <text:p>106.21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6.21" calcext:value-type="float">
            <text:p>106.21</text:p>
          </table:table-cell>
          <table:table-cell office:value-type="float" office:value="84.44" calcext:value-type="float">
            <text:p>84.4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6.7" calcext:value-type="float">
            <text:p>106.7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6.7" calcext:value-type="float">
            <text:p>106.7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6.7" calcext:value-type="float">
            <text:p>106.7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6.7" calcext:value-type="float">
            <text:p>106.7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6.7" calcext:value-type="float">
            <text:p>106.7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6.7" calcext:value-type="float">
            <text:p>106.7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6.7" calcext:value-type="float">
            <text:p>106.7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6.7" calcext:value-type="float">
            <text:p>106.7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6.7" calcext:value-type="float">
            <text:p>106.7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6.7" calcext:value-type="float">
            <text:p>106.7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6.7" calcext:value-type="float">
            <text:p>106.7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.7" calcext:value-type="float">
            <text:p>106.7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6.7" calcext:value-type="float">
            <text:p>106.7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.7" calcext:value-type="float">
            <text:p>106.7</text:p>
          </table:table-cell>
          <table:table-cell office:value-type="float" office:value="89.39" calcext:value-type="float">
            <text:p>89.3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6.7" calcext:value-type="float">
            <text:p>106.7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6.7" calcext:value-type="float">
            <text:p>106.7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6.7" calcext:value-type="float">
            <text:p>106.7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6.7" calcext:value-type="float">
            <text:p>106.7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6.7" calcext:value-type="float">
            <text:p>106.7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6.7" calcext:value-type="float">
            <text:p>106.7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6.7" calcext:value-type="float">
            <text:p>106.7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6.7" calcext:value-type="float">
            <text:p>106.7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6.7" calcext:value-type="float">
            <text:p>106.7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6.7" calcext:value-type="float">
            <text:p>106.7</text:p>
          </table:table-cell>
          <table:table-cell office:value-type="float" office:value="93.94" calcext:value-type="float">
            <text:p>93.9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6.7" calcext:value-type="float">
            <text:p>106.7</text:p>
          </table:table-cell>
          <table:table-cell office:value-type="float" office:value="95.18" calcext:value-type="float">
            <text:p>95.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.7" calcext:value-type="float">
            <text:p>106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6.7" calcext:value-type="float">
            <text:p>106.7</text:p>
          </table:table-cell>
          <table:table-cell office:value-type="float" office:value="97.24" calcext:value-type="float">
            <text:p>97.2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6.7" calcext:value-type="float">
            <text:p>106.7</text:p>
          </table:table-cell>
          <table:table-cell office:value-type="float" office:value="98.48" calcext:value-type="float">
            <text:p>98.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6.7" calcext:value-type="float">
            <text:p>106.7</text:p>
          </table:table-cell>
          <table:table-cell office:value-type="float" office:value="99.72" calcext:value-type="float">
            <text:p>99.7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6.7" calcext:value-type="float">
            <text:p>106.7</text:p>
          </table:table-cell>
          <table:table-cell office:value-type="float" office:value="100.96" calcext:value-type="float">
            <text:p>100.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6.7" calcext:value-type="float">
            <text:p>106.7</text:p>
          </table:table-cell>
          <table:table-cell office:value-type="float" office:value="103.02" calcext:value-type="float">
            <text:p>103.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6.7" calcext:value-type="float">
            <text:p>106.7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6.7" calcext:value-type="float">
            <text:p>106.7</text:p>
          </table:table-cell>
          <table:table-cell office:value-type="float" office:value="109.63" calcext:value-type="float">
            <text:p>109.6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6.7" calcext:value-type="float">
            <text:p>106.7</text:p>
          </table:table-cell>
          <table:table-cell office:value-type="float" office:value="111.28" calcext:value-type="float">
            <text:p>111.2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6.7" calcext:value-type="float">
            <text:p>106.7</text:p>
          </table:table-cell>
          <table:table-cell office:value-type="float" office:value="114.59" calcext:value-type="float">
            <text:p>114.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17.48" calcext:value-type="float">
            <text:p>117.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7.67" calcext:value-type="float">
            <text:p>107.67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7.67" calcext:value-type="float">
            <text:p>107.67</text:p>
          </table:table-cell>
          <table:table-cell office:value-type="float" office:value="120.78" calcext:value-type="float">
            <text:p>120.7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8.16" calcext:value-type="float">
            <text:p>108.16</text:p>
          </table:table-cell>
          <table:table-cell office:value-type="float" office:value="121.61" calcext:value-type="float">
            <text:p>121.6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8.65" calcext:value-type="float">
            <text:p>108.65</text:p>
          </table:table-cell>
          <table:table-cell office:value-type="float" office:value="122.85" calcext:value-type="float">
            <text:p>122.8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9.63" calcext:value-type="float">
            <text:p>109.63</text:p>
          </table:table-cell>
          <table:table-cell office:value-type="float" office:value="123.68" calcext:value-type="float">
            <text:p>123.6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0.12" calcext:value-type="float">
            <text:p>110.12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4.92" calcext:value-type="float">
            <text:p>124.9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1.58" calcext:value-type="float">
            <text:p>111.58</text:p>
          </table:table-cell>
          <table:table-cell office:value-type="float" office:value="123.68" calcext:value-type="float">
            <text:p>123.6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2.56" calcext:value-type="float">
            <text:p>112.56</text:p>
          </table:table-cell>
          <table:table-cell office:value-type="float" office:value="122.44" calcext:value-type="float">
            <text:p>122.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3.05" calcext:value-type="float">
            <text:p>113.05</text:p>
          </table:table-cell>
          <table:table-cell office:value-type="float" office:value="121.61" calcext:value-type="float">
            <text:p>121.6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3.54" calcext:value-type="float">
            <text:p>113.54</text:p>
          </table:table-cell>
          <table:table-cell office:value-type="float" office:value="120.78" calcext:value-type="float">
            <text:p>120.7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3.54" calcext:value-type="float">
            <text:p>113.54</text:p>
          </table:table-cell>
          <table:table-cell office:value-type="float" office:value="120.37" calcext:value-type="float">
            <text:p>120.3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8.72" calcext:value-type="float">
            <text:p>118.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8.31" calcext:value-type="float">
            <text:p>118.3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7.48" calcext:value-type="float">
            <text:p>117.4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7.07" calcext:value-type="float">
            <text:p>117.0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4.59" calcext:value-type="float">
            <text:p>114.5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3.76" calcext:value-type="float">
            <text:p>113.7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0.46" calcext:value-type="float">
            <text:p>110.4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0.6" calcext:value-type="float">
            <text:p>110.6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0.6" calcext:value-type="float">
            <text:p>110.6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0.12" calcext:value-type="float">
            <text:p>110.12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9.63" calcext:value-type="float">
            <text:p>109.63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9.14" calcext:value-type="float">
            <text:p>109.14</text:p>
          </table:table-cell>
          <table:table-cell office:value-type="float" office:value="103.44" calcext:value-type="float">
            <text:p>103.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0.55" calcext:value-type="float">
            <text:p>100.5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7.67" calcext:value-type="float">
            <text:p>107.67</text:p>
          </table:table-cell>
          <table:table-cell office:value-type="float" office:value="98.89" calcext:value-type="float">
            <text:p>98.8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7.67" calcext:value-type="float">
            <text:p>107.67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7.19" calcext:value-type="float">
            <text:p>107.19</text:p>
          </table:table-cell>
          <table:table-cell office:value-type="float" office:value="96.41" calcext:value-type="float">
            <text:p>96.4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6.7" calcext:value-type="float">
            <text:p>106.7</text:p>
          </table:table-cell>
          <table:table-cell office:value-type="float" office:value="95.18" calcext:value-type="float">
            <text:p>95.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6.7" calcext:value-type="float">
            <text:p>106.7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6.21" calcext:value-type="float">
            <text:p>106.21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6.21" calcext:value-type="float">
            <text:p>106.21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6.21" calcext:value-type="float">
            <text:p>106.21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5.72" calcext:value-type="float">
            <text:p>105.72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5.72" calcext:value-type="float">
            <text:p>105.72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5.72" calcext:value-type="float">
            <text:p>105.72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5.72" calcext:value-type="float">
            <text:p>105.72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6.21" calcext:value-type="float">
            <text:p>106.21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6.21" calcext:value-type="float">
            <text:p>106.21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6.21" calcext:value-type="float">
            <text:p>106.21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6.7" calcext:value-type="float">
            <text:p>106.7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6.7" calcext:value-type="float">
            <text:p>106.7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6.7" calcext:value-type="float">
            <text:p>106.7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6.7" calcext:value-type="float">
            <text:p>106.7</text:p>
          </table:table-cell>
          <table:table-cell office:value-type="float" office:value="89.39" calcext:value-type="float">
            <text:p>89.3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6.7" calcext:value-type="float">
            <text:p>106.7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6.7" calcext:value-type="float">
            <text:p>106.7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6.7" calcext:value-type="float">
            <text:p>106.7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6.7" calcext:value-type="float">
            <text:p>106.7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6.7" calcext:value-type="float">
            <text:p>106.7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6.7" calcext:value-type="float">
            <text:p>106.7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6.7" calcext:value-type="float">
            <text:p>106.7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6.7" calcext:value-type="float">
            <text:p>106.7</text:p>
          </table:table-cell>
          <table:table-cell office:value-type="float" office:value="91.46" calcext:value-type="float">
            <text:p>91.4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6.7" calcext:value-type="float">
            <text:p>106.7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6.7" calcext:value-type="float">
            <text:p>106.7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6.7" calcext:value-type="float">
            <text:p>106.7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6.21" calcext:value-type="float">
            <text:p>106.21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6.21" calcext:value-type="float">
            <text:p>106.21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6.21" calcext:value-type="float">
            <text:p>106.21</text:p>
          </table:table-cell>
          <table:table-cell office:value-type="float" office:value="95.59" calcext:value-type="float">
            <text:p>95.5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6.21" calcext:value-type="float">
            <text:p>106.21</text:p>
          </table:table-cell>
          <table:table-cell office:value-type="float" office:value="96.41" calcext:value-type="float">
            <text:p>96.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6.7" calcext:value-type="float">
            <text:p>106.7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6.7" calcext:value-type="float">
            <text:p>106.7</text:p>
          </table:table-cell>
          <table:table-cell office:value-type="float" office:value="98.89" calcext:value-type="float">
            <text:p>98.8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6.7" calcext:value-type="float">
            <text:p>106.7</text:p>
          </table:table-cell>
          <table:table-cell office:value-type="float" office:value="100.96" calcext:value-type="float">
            <text:p>100.9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6.7" calcext:value-type="float">
            <text:p>106.7</text:p>
          </table:table-cell>
          <table:table-cell office:value-type="float" office:value="102.61" calcext:value-type="float">
            <text:p>102.6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6.7" calcext:value-type="float">
            <text:p>106.7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10.46" calcext:value-type="float">
            <text:p>110.4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13.76" calcext:value-type="float">
            <text:p>113.7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6.7" calcext:value-type="float">
            <text:p>106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7.67" calcext:value-type="float">
            <text:p>107.67</text:p>
          </table:table-cell>
          <table:table-cell office:value-type="float" office:value="117.48" calcext:value-type="float">
            <text:p>117.4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8.16" calcext:value-type="float">
            <text:p>108.16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8.65" calcext:value-type="float">
            <text:p>108.65</text:p>
          </table:table-cell>
          <table:table-cell office:value-type="float" office:value="119.96" calcext:value-type="float">
            <text:p>119.9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9.14" calcext:value-type="float">
            <text:p>109.14</text:p>
          </table:table-cell>
          <table:table-cell office:value-type="float" office:value="120.78" calcext:value-type="float">
            <text:p>120.7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9.63" calcext:value-type="float">
            <text:p>109.63</text:p>
          </table:table-cell>
          <table:table-cell office:value-type="float" office:value="122.02" calcext:value-type="float">
            <text:p>122.0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0.12" calcext:value-type="float">
            <text:p>110.12</text:p>
          </table:table-cell>
          <table:table-cell office:value-type="float" office:value="122.44" calcext:value-type="float">
            <text:p>122.4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0.6" calcext:value-type="float">
            <text:p>110.6</text:p>
          </table:table-cell>
          <table:table-cell office:value-type="float" office:value="123.26" calcext:value-type="float">
            <text:p>123.2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3.68" calcext:value-type="float">
            <text:p>123.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1.58" calcext:value-type="float">
            <text:p>111.58</text:p>
          </table:table-cell>
          <table:table-cell office:value-type="float" office:value="124.09" calcext:value-type="float">
            <text:p>124.0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2.07" calcext:value-type="float">
            <text:p>112.07</text:p>
          </table:table-cell>
          <table:table-cell office:value-type="float" office:value="123.68" calcext:value-type="float">
            <text:p>123.6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2.56" calcext:value-type="float">
            <text:p>112.56</text:p>
          </table:table-cell>
          <table:table-cell office:value-type="float" office:value="122.44" calcext:value-type="float">
            <text:p>122.4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3.05" calcext:value-type="float">
            <text:p>113.05</text:p>
          </table:table-cell>
          <table:table-cell office:value-type="float" office:value="121.61" calcext:value-type="float">
            <text:p>121.6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3.54" calcext:value-type="float">
            <text:p>113.54</text:p>
          </table:table-cell>
          <table:table-cell office:value-type="float" office:value="120.78" calcext:value-type="float">
            <text:p>120.7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3.54" calcext:value-type="float">
            <text:p>113.54</text:p>
          </table:table-cell>
          <table:table-cell office:value-type="float" office:value="120.37" calcext:value-type="float">
            <text:p>120.3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8.72" calcext:value-type="float">
            <text:p>118.7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4.02" calcext:value-type="float">
            <text:p>114.02</text:p>
          </table:table-cell>
          <table:table-cell office:value-type="float" office:value="118.31" calcext:value-type="float">
            <text:p>118.3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4.02" calcext:value-type="float">
            <text:p>114.02</text:p>
          </table:table-cell>
          <table:table-cell office:value-type="float" office:value="117.48" calcext:value-type="float">
            <text:p>117.4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4.02" calcext:value-type="float">
            <text:p>114.02</text:p>
          </table:table-cell>
          <table:table-cell office:value-type="float" office:value="117.07" calcext:value-type="float">
            <text:p>117.0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3.76" calcext:value-type="float">
            <text:p>113.7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3.76" calcext:value-type="float">
            <text:p>113.7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0.6" calcext:value-type="float">
            <text:p>110.6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0.12" calcext:value-type="float">
            <text:p>110.12</text:p>
          </table:table-cell>
          <table:table-cell office:value-type="float" office:value="110.05" calcext:value-type="float">
            <text:p>110.0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0.12" calcext:value-type="float">
            <text:p>110.12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9.63" calcext:value-type="float">
            <text:p>109.63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9.63" calcext:value-type="float">
            <text:p>109.63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9.14" calcext:value-type="float">
            <text:p>109.14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9.14" calcext:value-type="float">
            <text:p>109.14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2.61" calcext:value-type="float">
            <text:p>102.6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0.96" calcext:value-type="float">
            <text:p>100.9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7.67" calcext:value-type="float">
            <text:p>107.67</text:p>
          </table:table-cell>
          <table:table-cell office:value-type="float" office:value="98.89" calcext:value-type="float">
            <text:p>98.8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7.19" calcext:value-type="float">
            <text:p>107.19</text:p>
          </table:table-cell>
          <table:table-cell office:value-type="float" office:value="98.07" calcext:value-type="float">
            <text:p>98.0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6.7" calcext:value-type="float">
            <text:p>106.7</text:p>
          </table:table-cell>
          <table:table-cell office:value-type="float" office:value="96.83" calcext:value-type="float">
            <text:p>96.8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6.7" calcext:value-type="float">
            <text:p>106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6.7" calcext:value-type="float">
            <text:p>106.7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6.21" calcext:value-type="float">
            <text:p>106.21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6.21" calcext:value-type="float">
            <text:p>106.21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6.21" calcext:value-type="float">
            <text:p>106.21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6.21" calcext:value-type="float">
            <text:p>106.21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6.21" calcext:value-type="float">
            <text:p>106.21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6.21" calcext:value-type="float">
            <text:p>106.21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5.72" calcext:value-type="float">
            <text:p>105.72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5.72" calcext:value-type="float">
            <text:p>105.72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5.72" calcext:value-type="float">
            <text:p>105.72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5.72" calcext:value-type="float">
            <text:p>105.72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5.72" calcext:value-type="float">
            <text:p>105.72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5.72" calcext:value-type="float">
            <text:p>105.72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5.72" calcext:value-type="float">
            <text:p>105.72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5.72" calcext:value-type="float">
            <text:p>105.72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5.72" calcext:value-type="float">
            <text:p>105.72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5.72" calcext:value-type="float">
            <text:p>105.72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5.72" calcext:value-type="float">
            <text:p>105.72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6.21" calcext:value-type="float">
            <text:p>106.21</text:p>
          </table:table-cell>
          <table:table-cell office:value-type="float" office:value="89.39" calcext:value-type="float">
            <text:p>89.3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6.21" calcext:value-type="float">
            <text:p>106.21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6.21" calcext:value-type="float">
            <text:p>106.21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6.7" calcext:value-type="float">
            <text:p>106.7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6.7" calcext:value-type="float">
            <text:p>106.7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6.7" calcext:value-type="float">
            <text:p>106.7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6.7" calcext:value-type="float">
            <text:p>106.7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6.7" calcext:value-type="float">
            <text:p>106.7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6.7" calcext:value-type="float">
            <text:p>106.7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6.7" calcext:value-type="float">
            <text:p>106.7</text:p>
          </table:table-cell>
          <table:table-cell office:value-type="float" office:value="91.46" calcext:value-type="float">
            <text:p>91.4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6.7" calcext:value-type="float">
            <text:p>106.7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6.7" calcext:value-type="float">
            <text:p>106.7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6.7" calcext:value-type="float">
            <text:p>106.7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6.7" calcext:value-type="float">
            <text:p>106.7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6.7" calcext:value-type="float">
            <text:p>106.7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6.7" calcext:value-type="float">
            <text:p>106.7</text:p>
          </table:table-cell>
          <table:table-cell office:value-type="float" office:value="95.18" calcext:value-type="float">
            <text:p>95.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6.7" calcext:value-type="float">
            <text:p>106.7</text:p>
          </table:table-cell>
          <table:table-cell office:value-type="float" office:value="96.41" calcext:value-type="float">
            <text:p>96.4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6.7" calcext:value-type="float">
            <text:p>106.7</text:p>
          </table:table-cell>
          <table:table-cell office:value-type="float" office:value="97.24" calcext:value-type="float">
            <text:p>97.2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6.7" calcext:value-type="float">
            <text:p>106.7</text:p>
          </table:table-cell>
          <table:table-cell office:value-type="float" office:value="98.89" calcext:value-type="float">
            <text:p>98.8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6.7" calcext:value-type="float">
            <text:p>106.7</text:p>
          </table:table-cell>
          <table:table-cell office:value-type="float" office:value="100.55" calcext:value-type="float">
            <text:p>100.5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6.7" calcext:value-type="float">
            <text:p>106.7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6.7" calcext:value-type="float">
            <text:p>106.7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9.63" calcext:value-type="float">
            <text:p>109.6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6.7" calcext:value-type="float">
            <text:p>106.7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17.48" calcext:value-type="float">
            <text:p>117.4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7.67" calcext:value-type="float">
            <text:p>107.67</text:p>
          </table:table-cell>
          <table:table-cell office:value-type="float" office:value="119.55" calcext:value-type="float">
            <text:p>119.5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7.67" calcext:value-type="float">
            <text:p>107.67</text:p>
          </table:table-cell>
          <table:table-cell office:value-type="float" office:value="121.61" calcext:value-type="float">
            <text:p>121.6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8.65" calcext:value-type="float">
            <text:p>108.65</text:p>
          </table:table-cell>
          <table:table-cell office:value-type="float" office:value="122.85" calcext:value-type="float">
            <text:p>122.8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9.14" calcext:value-type="float">
            <text:p>109.14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9.63" calcext:value-type="float">
            <text:p>109.63</text:p>
          </table:table-cell>
          <table:table-cell office:value-type="float" office:value="125.33" calcext:value-type="float">
            <text:p>125.3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0.12" calcext:value-type="float">
            <text:p>110.12</text:p>
          </table:table-cell>
          <table:table-cell office:value-type="float" office:value="125.33" calcext:value-type="float">
            <text:p>125.3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4.92" calcext:value-type="float">
            <text:p>124.9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12.07" calcext:value-type="float">
            <text:p>112.07</text:p>
          </table:table-cell>
          <table:table-cell office:value-type="float" office:value="123.68" calcext:value-type="float">
            <text:p>123.6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12.56" calcext:value-type="float">
            <text:p>112.56</text:p>
          </table:table-cell>
          <table:table-cell office:value-type="float" office:value="122.85" calcext:value-type="float">
            <text:p>122.8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3.05" calcext:value-type="float">
            <text:p>113.05</text:p>
          </table:table-cell>
          <table:table-cell office:value-type="float" office:value="122.02" calcext:value-type="float">
            <text:p>122.0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13.05" calcext:value-type="float">
            <text:p>113.05</text:p>
          </table:table-cell>
          <table:table-cell office:value-type="float" office:value="120.78" calcext:value-type="float">
            <text:p>120.7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13.54" calcext:value-type="float">
            <text:p>113.54</text:p>
          </table:table-cell>
          <table:table-cell office:value-type="float" office:value="120.37" calcext:value-type="float">
            <text:p>120.3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9.55" calcext:value-type="float">
            <text:p>119.5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8.31" calcext:value-type="float">
            <text:p>118.3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7.48" calcext:value-type="float">
            <text:p>117.4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7.07" calcext:value-type="float">
            <text:p>117.0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6.65" calcext:value-type="float">
            <text:p>116.6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4.59" calcext:value-type="float">
            <text:p>114.5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3.76" calcext:value-type="float">
            <text:p>113.7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52" calcext:value-type="float">
            <text:p>112.5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0.6" calcext:value-type="float">
            <text:p>110.6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0.6" calcext:value-type="float">
            <text:p>110.6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0.6" calcext:value-type="float">
            <text:p>110.6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0.6" calcext:value-type="float">
            <text:p>110.6</text:p>
          </table:table-cell>
          <table:table-cell office:value-type="float" office:value="110.05" calcext:value-type="float">
            <text:p>110.0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0.12" calcext:value-type="float">
            <text:p>110.12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0.12" calcext:value-type="float">
            <text:p>110.12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9.63" calcext:value-type="float">
            <text:p>109.63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9.14" calcext:value-type="float">
            <text:p>109.14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3.02" calcext:value-type="float">
            <text:p>103.0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1.78" calcext:value-type="float">
            <text:p>101.7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0.13" calcext:value-type="float">
            <text:p>100.1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7.67" calcext:value-type="float">
            <text:p>107.67</text:p>
          </table:table-cell>
          <table:table-cell office:value-type="float" office:value="98.89" calcext:value-type="float">
            <text:p>98.8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7.67" calcext:value-type="float">
            <text:p>107.67</text:p>
          </table:table-cell>
          <table:table-cell office:value-type="float" office:value="98.07" calcext:value-type="float">
            <text:p>98.0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7.19" calcext:value-type="float">
            <text:p>107.19</text:p>
          </table:table-cell>
          <table:table-cell office:value-type="float" office:value="97.24" calcext:value-type="float">
            <text:p>97.2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7.19" calcext:value-type="float">
            <text:p>107.1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6.7" calcext:value-type="float">
            <text:p>106.7</text:p>
          </table:table-cell>
          <table:table-cell office:value-type="float" office:value="95.59" calcext:value-type="float">
            <text:p>95.5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6.7" calcext:value-type="float">
            <text:p>106.7</text:p>
          </table:table-cell>
          <table:table-cell office:value-type="float" office:value="94.76" calcext:value-type="float">
            <text:p>94.7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6.7" calcext:value-type="float">
            <text:p>106.7</text:p>
          </table:table-cell>
          <table:table-cell office:value-type="float" office:value="93.94" calcext:value-type="float">
            <text:p>93.9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6.7" calcext:value-type="float">
            <text:p>106.7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6.21" calcext:value-type="float">
            <text:p>106.21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6.21" calcext:value-type="float">
            <text:p>106.21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6.21" calcext:value-type="float">
            <text:p>106.21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5.72" calcext:value-type="float">
            <text:p>105.72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5.72" calcext:value-type="float">
            <text:p>105.72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5.72" calcext:value-type="float">
            <text:p>105.72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5.72" calcext:value-type="float">
            <text:p>105.72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5.72" calcext:value-type="float">
            <text:p>105.72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5.72" calcext:value-type="float">
            <text:p>105.72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5.72" calcext:value-type="float">
            <text:p>105.72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5.72" calcext:value-type="float">
            <text:p>105.72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5.72" calcext:value-type="float">
            <text:p>105.72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5.72" calcext:value-type="float">
            <text:p>105.72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5.72" calcext:value-type="float">
            <text:p>105.72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5.72" calcext:value-type="float">
            <text:p>105.72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6.7" calcext:value-type="float">
            <text:p>106.7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6.7" calcext:value-type="float">
            <text:p>106.7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6.7" calcext:value-type="float">
            <text:p>106.7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6.21" calcext:value-type="float">
            <text:p>106.21</text:p>
          </table:table-cell>
          <table:table-cell office:value-type="float" office:value="89.39" calcext:value-type="float">
            <text:p>89.3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6.21" calcext:value-type="float">
            <text:p>106.21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6.7" calcext:value-type="float">
            <text:p>106.7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6.7" calcext:value-type="float">
            <text:p>106.7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6.7" calcext:value-type="float">
            <text:p>106.7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6.7" calcext:value-type="float">
            <text:p>106.7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6.7" calcext:value-type="float">
            <text:p>106.7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6.7" calcext:value-type="float">
            <text:p>106.7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6.7" calcext:value-type="float">
            <text:p>106.7</text:p>
          </table:table-cell>
          <table:table-cell office:value-type="float" office:value="91.46" calcext:value-type="float">
            <text:p>91.4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6.7" calcext:value-type="float">
            <text:p>106.7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6.7" calcext:value-type="float">
            <text:p>106.7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6.7" calcext:value-type="float">
            <text:p>106.7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6.7" calcext:value-type="float">
            <text:p>106.7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6.7" calcext:value-type="float">
            <text:p>106.7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6.7" calcext:value-type="float">
            <text:p>106.7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6.7" calcext:value-type="float">
            <text:p>106.7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6.7" calcext:value-type="float">
            <text:p>106.7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6.7" calcext:value-type="float">
            <text:p>106.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6.7" calcext:value-type="float">
            <text:p>106.7</text:p>
          </table:table-cell>
          <table:table-cell office:value-type="float" office:value="93.94" calcext:value-type="float">
            <text:p>93.9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6.7" calcext:value-type="float">
            <text:p>106.7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6.7" calcext:value-type="float">
            <text:p>106.7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6.7" calcext:value-type="float">
            <text:p>106.7</text:p>
          </table:table-cell>
          <table:table-cell office:value-type="float" office:value="95.18" calcext:value-type="float">
            <text:p>95.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6.7" calcext:value-type="float">
            <text:p>106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6.7" calcext:value-type="float">
            <text:p>106.7</text:p>
          </table:table-cell>
          <table:table-cell office:value-type="float" office:value="96.41" calcext:value-type="float">
            <text:p>96.4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6.7" calcext:value-type="float">
            <text:p>106.7</text:p>
          </table:table-cell>
          <table:table-cell office:value-type="float" office:value="97.24" calcext:value-type="float">
            <text:p>97.2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6.7" calcext:value-type="float">
            <text:p>106.7</text:p>
          </table:table-cell>
          <table:table-cell office:value-type="float" office:value="98.48" calcext:value-type="float">
            <text:p>98.4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6.7" calcext:value-type="float">
            <text:p>106.7</text:p>
          </table:table-cell>
          <table:table-cell office:value-type="float" office:value="99.72" calcext:value-type="float">
            <text:p>99.7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6.7" calcext:value-type="float">
            <text:p>106.7</text:p>
          </table:table-cell>
          <table:table-cell office:value-type="float" office:value="100.96" calcext:value-type="float">
            <text:p>100.9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3.44" calcext:value-type="float">
            <text:p>103.4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10.05" calcext:value-type="float">
            <text:p>110.0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6.7" calcext:value-type="float">
            <text:p>106.7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6.7" calcext:value-type="float">
            <text:p>106.7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17.07" calcext:value-type="float">
            <text:p>117.0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18.72" calcext:value-type="float">
            <text:p>118.7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8.16" calcext:value-type="float">
            <text:p>108.16</text:p>
          </table:table-cell>
          <table:table-cell office:value-type="float" office:value="119.55" calcext:value-type="float">
            <text:p>119.5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8.65" calcext:value-type="float">
            <text:p>108.65</text:p>
          </table:table-cell>
          <table:table-cell office:value-type="float" office:value="120.78" calcext:value-type="float">
            <text:p>120.7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9.14" calcext:value-type="float">
            <text:p>109.14</text:p>
          </table:table-cell>
          <table:table-cell office:value-type="float" office:value="122.02" calcext:value-type="float">
            <text:p>122.0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9.63" calcext:value-type="float">
            <text:p>109.63</text:p>
          </table:table-cell>
          <table:table-cell office:value-type="float" office:value="122.85" calcext:value-type="float">
            <text:p>122.8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10.12" calcext:value-type="float">
            <text:p>110.12</text:p>
          </table:table-cell>
          <table:table-cell office:value-type="float" office:value="123.68" calcext:value-type="float">
            <text:p>123.6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10.6" calcext:value-type="float">
            <text:p>110.6</text:p>
          </table:table-cell>
          <table:table-cell office:value-type="float" office:value="124.09" calcext:value-type="float">
            <text:p>124.0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11.58" calcext:value-type="float">
            <text:p>111.58</text:p>
          </table:table-cell>
          <table:table-cell office:value-type="float" office:value="124.92" calcext:value-type="float">
            <text:p>124.9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12.07" calcext:value-type="float">
            <text:p>112.07</text:p>
          </table:table-cell>
          <table:table-cell office:value-type="float" office:value="124.92" calcext:value-type="float">
            <text:p>124.9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12.56" calcext:value-type="float">
            <text:p>112.56</text:p>
          </table:table-cell>
          <table:table-cell office:value-type="float" office:value="124.92" calcext:value-type="float">
            <text:p>124.9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13.05" calcext:value-type="float">
            <text:p>113.05</text:p>
          </table:table-cell>
          <table:table-cell office:value-type="float" office:value="123.68" calcext:value-type="float">
            <text:p>123.6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13.54" calcext:value-type="float">
            <text:p>113.54</text:p>
          </table:table-cell>
          <table:table-cell office:value-type="float" office:value="122.02" calcext:value-type="float">
            <text:p>122.0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14.02" calcext:value-type="float">
            <text:p>114.02</text:p>
          </table:table-cell>
          <table:table-cell office:value-type="float" office:value="121.61" calcext:value-type="float">
            <text:p>121.6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14.02" calcext:value-type="float">
            <text:p>114.02</text:p>
          </table:table-cell>
          <table:table-cell office:value-type="float" office:value="120.78" calcext:value-type="float">
            <text:p>120.7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14.51" calcext:value-type="float">
            <text:p>114.51</text:p>
          </table:table-cell>
          <table:table-cell office:value-type="float" office:value="119.96" calcext:value-type="float">
            <text:p>119.9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14.51" calcext:value-type="float">
            <text:p>114.51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14.51" calcext:value-type="float">
            <text:p>114.51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14.51" calcext:value-type="float">
            <text:p>114.51</text:p>
          </table:table-cell>
          <table:table-cell office:value-type="float" office:value="118.31" calcext:value-type="float">
            <text:p>118.3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14.02" calcext:value-type="float">
            <text:p>114.02</text:p>
          </table:table-cell>
          <table:table-cell office:value-type="float" office:value="117.48" calcext:value-type="float">
            <text:p>117.4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4.02" calcext:value-type="float">
            <text:p>114.02</text:p>
          </table:table-cell>
          <table:table-cell office:value-type="float" office:value="117.07" calcext:value-type="float">
            <text:p>117.0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4.59" calcext:value-type="float">
            <text:p>114.5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3.76" calcext:value-type="float">
            <text:p>113.7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0.6" calcext:value-type="float">
            <text:p>110.6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0.12" calcext:value-type="float">
            <text:p>110.12</text:p>
          </table:table-cell>
          <table:table-cell office:value-type="float" office:value="109.63" calcext:value-type="float">
            <text:p>109.6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.12" calcext:value-type="float">
            <text:p>110.12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9.63" calcext:value-type="float">
            <text:p>109.63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9.14" calcext:value-type="float">
            <text:p>109.14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2.61" calcext:value-type="float">
            <text:p>102.6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0.55" calcext:value-type="float">
            <text:p>100.5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8.16" calcext:value-type="float">
            <text:p>108.16</text:p>
          </table:table-cell>
          <table:table-cell office:value-type="float" office:value="98.89" calcext:value-type="float">
            <text:p>98.8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7.67" calcext:value-type="float">
            <text:p>107.67</text:p>
          </table:table-cell>
          <table:table-cell office:value-type="float" office:value="97.24" calcext:value-type="float">
            <text:p>97.2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7.19" calcext:value-type="float">
            <text:p>107.1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7.19" calcext:value-type="float">
            <text:p>107.19</text:p>
          </table:table-cell>
          <table:table-cell office:value-type="float" office:value="94.76" calcext:value-type="float">
            <text:p>94.7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6.7" calcext:value-type="float">
            <text:p>106.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6.7" calcext:value-type="float">
            <text:p>106.7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6.21" calcext:value-type="float">
            <text:p>106.21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5.72" calcext:value-type="float">
            <text:p>105.72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05.72" calcext:value-type="float">
            <text:p>105.72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5.72" calcext:value-type="float">
            <text:p>105.72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5.72" calcext:value-type="float">
            <text:p>105.72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05.72" calcext:value-type="float">
            <text:p>105.72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05.72" calcext:value-type="float">
            <text:p>105.72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5.72" calcext:value-type="float">
            <text:p>105.72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5.72" calcext:value-type="float">
            <text:p>105.72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5.72" calcext:value-type="float">
            <text:p>105.72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5.72" calcext:value-type="float">
            <text:p>105.72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5.72" calcext:value-type="float">
            <text:p>105.72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6.21" calcext:value-type="float">
            <text:p>106.21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6.21" calcext:value-type="float">
            <text:p>106.21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6.21" calcext:value-type="float">
            <text:p>106.21</text:p>
          </table:table-cell>
          <table:table-cell office:value-type="float" office:value="89.39" calcext:value-type="float">
            <text:p>89.3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6.21" calcext:value-type="float">
            <text:p>106.21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06.21" calcext:value-type="float">
            <text:p>106.21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06.21" calcext:value-type="float">
            <text:p>106.21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6.21" calcext:value-type="float">
            <text:p>106.21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6.7" calcext:value-type="float">
            <text:p>106.7</text:p>
          </table:table-cell>
          <table:table-cell office:value-type="float" office:value="91.46" calcext:value-type="float">
            <text:p>91.4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6.7" calcext:value-type="float">
            <text:p>106.7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6.7" calcext:value-type="float">
            <text:p>106.7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6.7" calcext:value-type="float">
            <text:p>106.7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6.7" calcext:value-type="float">
            <text:p>106.7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6.7" calcext:value-type="float">
            <text:p>106.7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6.7" calcext:value-type="float">
            <text:p>106.7</text:p>
          </table:table-cell>
          <table:table-cell office:value-type="float" office:value="93.94" calcext:value-type="float">
            <text:p>93.9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6.7" calcext:value-type="float">
            <text:p>106.7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6.7" calcext:value-type="float">
            <text:p>106.7</text:p>
          </table:table-cell>
          <table:table-cell office:value-type="float" office:value="95.59" calcext:value-type="float">
            <text:p>95.5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6.7" calcext:value-type="float">
            <text:p>106.7</text:p>
          </table:table-cell>
          <table:table-cell office:value-type="float" office:value="96.41" calcext:value-type="float">
            <text:p>96.4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6.21" calcext:value-type="float">
            <text:p>106.21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06.21" calcext:value-type="float">
            <text:p>106.21</text:p>
          </table:table-cell>
          <table:table-cell office:value-type="float" office:value="98.89" calcext:value-type="float">
            <text:p>98.8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0.96" calcext:value-type="float">
            <text:p>100.9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2.61" calcext:value-type="float">
            <text:p>102.6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10.46" calcext:value-type="float">
            <text:p>110.4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14.59" calcext:value-type="float">
            <text:p>114.5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6.7" calcext:value-type="float">
            <text:p>106.7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7.19" calcext:value-type="float">
            <text:p>107.19</text:p>
          </table:table-cell>
          <table:table-cell office:value-type="float" office:value="118.72" calcext:value-type="float">
            <text:p>118.7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7.67" calcext:value-type="float">
            <text:p>107.67</text:p>
          </table:table-cell>
          <table:table-cell office:value-type="float" office:value="120.37" calcext:value-type="float">
            <text:p>120.3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8.16" calcext:value-type="float">
            <text:p>108.16</text:p>
          </table:table-cell>
          <table:table-cell office:value-type="float" office:value="122.02" calcext:value-type="float">
            <text:p>122.0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9.14" calcext:value-type="float">
            <text:p>109.14</text:p>
          </table:table-cell>
          <table:table-cell office:value-type="float" office:value="123.68" calcext:value-type="float">
            <text:p>123.6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9.63" calcext:value-type="float">
            <text:p>109.63</text:p>
          </table:table-cell>
          <table:table-cell office:value-type="float" office:value="124.92" calcext:value-type="float">
            <text:p>124.9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10.12" calcext:value-type="float">
            <text:p>110.12</text:p>
          </table:table-cell>
          <table:table-cell office:value-type="float" office:value="125.74" calcext:value-type="float">
            <text:p>125.7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6.15" calcext:value-type="float">
            <text:p>126.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12.07" calcext:value-type="float">
            <text:p>112.07</text:p>
          </table:table-cell>
          <table:table-cell office:value-type="float" office:value="125.33" calcext:value-type="float">
            <text:p>125.3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12.56" calcext:value-type="float">
            <text:p>112.56</text:p>
          </table:table-cell>
          <table:table-cell office:value-type="float" office:value="123.68" calcext:value-type="float">
            <text:p>123.6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13.05" calcext:value-type="float">
            <text:p>113.05</text:p>
          </table:table-cell>
          <table:table-cell office:value-type="float" office:value="122.02" calcext:value-type="float">
            <text:p>122.0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13.54" calcext:value-type="float">
            <text:p>113.54</text:p>
          </table:table-cell>
          <table:table-cell office:value-type="float" office:value="121.61" calcext:value-type="float">
            <text:p>121.6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14.02" calcext:value-type="float">
            <text:p>114.02</text:p>
          </table:table-cell>
          <table:table-cell office:value-type="float" office:value="120.78" calcext:value-type="float">
            <text:p>120.7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14.02" calcext:value-type="float">
            <text:p>114.02</text:p>
          </table:table-cell>
          <table:table-cell office:value-type="float" office:value="120.37" calcext:value-type="float">
            <text:p>120.3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14.51" calcext:value-type="float">
            <text:p>114.51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14.51" calcext:value-type="float">
            <text:p>114.51</text:p>
          </table:table-cell>
          <table:table-cell office:value-type="float" office:value="118.72" calcext:value-type="float">
            <text:p>118.7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14.51" calcext:value-type="float">
            <text:p>114.51</text:p>
          </table:table-cell>
          <table:table-cell office:value-type="float" office:value="118.31" calcext:value-type="float">
            <text:p>118.3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4.02" calcext:value-type="float">
            <text:p>114.02</text:p>
          </table:table-cell>
          <table:table-cell office:value-type="float" office:value="117.48" calcext:value-type="float">
            <text:p>117.4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14.02" calcext:value-type="float">
            <text:p>114.02</text:p>
          </table:table-cell>
          <table:table-cell office:value-type="float" office:value="117.07" calcext:value-type="float">
            <text:p>117.0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4.59" calcext:value-type="float">
            <text:p>114.5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3.76" calcext:value-type="float">
            <text:p>113.7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10.6" calcext:value-type="float">
            <text:p>110.6</text:p>
          </table:table-cell>
          <table:table-cell office:value-type="float" office:value="110.46" calcext:value-type="float">
            <text:p>110.4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10.12" calcext:value-type="float">
            <text:p>110.12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10.12" calcext:value-type="float">
            <text:p>110.12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9.63" calcext:value-type="float">
            <text:p>109.63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9.14" calcext:value-type="float">
            <text:p>109.14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2.61" calcext:value-type="float">
            <text:p>102.6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0.96" calcext:value-type="float">
            <text:p>100.9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8.16" calcext:value-type="float">
            <text:p>108.16</text:p>
          </table:table-cell>
          <table:table-cell office:value-type="float" office:value="98.89" calcext:value-type="float">
            <text:p>98.8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7.67" calcext:value-type="float">
            <text:p>107.67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7.19" calcext:value-type="float">
            <text:p>107.19</text:p>
          </table:table-cell>
          <table:table-cell office:value-type="float" office:value="96.41" calcext:value-type="float">
            <text:p>96.4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7.19" calcext:value-type="float">
            <text:p>107.19</text:p>
          </table:table-cell>
          <table:table-cell office:value-type="float" office:value="95.59" calcext:value-type="float">
            <text:p>95.5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6.7" calcext:value-type="float">
            <text:p>106.7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6.7" calcext:value-type="float">
            <text:p>106.7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6.21" calcext:value-type="float">
            <text:p>106.21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6.21" calcext:value-type="float">
            <text:p>106.21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6.21" calcext:value-type="float">
            <text:p>106.21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6.21" calcext:value-type="float">
            <text:p>106.21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6.21" calcext:value-type="float">
            <text:p>106.21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6.21" calcext:value-type="float">
            <text:p>106.2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6.21" calcext:value-type="float">
            <text:p>106.21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6.21" calcext:value-type="float">
            <text:p>106.21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6.7" calcext:value-type="float">
            <text:p>106.7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6.7" calcext:value-type="float">
            <text:p>106.7</text:p>
          </table:table-cell>
          <table:table-cell office:value-type="float" office:value="89.39" calcext:value-type="float">
            <text:p>89.3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6.7" calcext:value-type="float">
            <text:p>106.7</text:p>
          </table:table-cell>
          <table:table-cell office:value-type="float" office:value="89.39" calcext:value-type="float">
            <text:p>89.3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6.7" calcext:value-type="float">
            <text:p>106.7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6.7" calcext:value-type="float">
            <text:p>106.7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6.21" calcext:value-type="float">
            <text:p>106.21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6.21" calcext:value-type="float">
            <text:p>106.21</text:p>
          </table:table-cell>
          <table:table-cell office:value-type="float" office:value="91.46" calcext:value-type="float">
            <text:p>91.4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6.21" calcext:value-type="float">
            <text:p>106.21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6.21" calcext:value-type="float">
            <text:p>106.21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6.21" calcext:value-type="float">
            <text:p>106.21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6.21" calcext:value-type="float">
            <text:p>106.21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6.21" calcext:value-type="float">
            <text:p>106.21</text:p>
          </table:table-cell>
          <table:table-cell office:value-type="float" office:value="93.94" calcext:value-type="float">
            <text:p>93.9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6.21" calcext:value-type="float">
            <text:p>106.21</text:p>
          </table:table-cell>
          <table:table-cell office:value-type="float" office:value="94.76" calcext:value-type="float">
            <text:p>94.7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6.21" calcext:value-type="float">
            <text:p>106.21</text:p>
          </table:table-cell>
          <table:table-cell office:value-type="float" office:value="95.59" calcext:value-type="float">
            <text:p>95.5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6.21" calcext:value-type="float">
            <text:p>106.21</text:p>
          </table:table-cell>
          <table:table-cell office:value-type="float" office:value="96.41" calcext:value-type="float">
            <text:p>96.4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06.21" calcext:value-type="float">
            <text:p>106.21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6.21" calcext:value-type="float">
            <text:p>106.21</text:p>
          </table:table-cell>
          <table:table-cell office:value-type="float" office:value="98.89" calcext:value-type="float">
            <text:p>98.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0.55" calcext:value-type="float">
            <text:p>100.5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10.46" calcext:value-type="float">
            <text:p>110.4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6.7" calcext:value-type="float">
            <text:p>106.7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6.7" calcext:value-type="float">
            <text:p>106.7</text:p>
          </table:table-cell>
          <table:table-cell office:value-type="float" office:value="117.07" calcext:value-type="float">
            <text:p>117.0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7.19" calcext:value-type="float">
            <text:p>107.19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07.67" calcext:value-type="float">
            <text:p>107.67</text:p>
          </table:table-cell>
          <table:table-cell office:value-type="float" office:value="120.78" calcext:value-type="float">
            <text:p>120.7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08.65" calcext:value-type="float">
            <text:p>108.65</text:p>
          </table:table-cell>
          <table:table-cell office:value-type="float" office:value="122.02" calcext:value-type="float">
            <text:p>122.0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09.14" calcext:value-type="float">
            <text:p>109.14</text:p>
          </table:table-cell>
          <table:table-cell office:value-type="float" office:value="123.26" calcext:value-type="float">
            <text:p>123.2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09.63" calcext:value-type="float">
            <text:p>109.63</text:p>
          </table:table-cell>
          <table:table-cell office:value-type="float" office:value="124.09" calcext:value-type="float">
            <text:p>124.0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10.12" calcext:value-type="float">
            <text:p>110.12</text:p>
          </table:table-cell>
          <table:table-cell office:value-type="float" office:value="125.33" calcext:value-type="float">
            <text:p>125.3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5.33" calcext:value-type="float">
            <text:p>125.3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2.07" calcext:value-type="float">
            <text:p>112.07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12.56" calcext:value-type="float">
            <text:p>112.56</text:p>
          </table:table-cell>
          <table:table-cell office:value-type="float" office:value="122.85" calcext:value-type="float">
            <text:p>122.8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3.05" calcext:value-type="float">
            <text:p>113.05</text:p>
          </table:table-cell>
          <table:table-cell office:value-type="float" office:value="122.02" calcext:value-type="float">
            <text:p>122.0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13.54" calcext:value-type="float">
            <text:p>113.54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13.54" calcext:value-type="float">
            <text:p>113.54</text:p>
          </table:table-cell>
          <table:table-cell office:value-type="float" office:value="120.37" calcext:value-type="float">
            <text:p>120.3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9.55" calcext:value-type="float">
            <text:p>119.5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8.31" calcext:value-type="float">
            <text:p>118.3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7.48" calcext:value-type="float">
            <text:p>117.4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7.07" calcext:value-type="float">
            <text:p>117.0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4.59" calcext:value-type="float">
            <text:p>114.5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3.35" calcext:value-type="float">
            <text:p>113.3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10.6" calcext:value-type="float">
            <text:p>110.6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10.12" calcext:value-type="float">
            <text:p>110.12</text:p>
          </table:table-cell>
          <table:table-cell office:value-type="float" office:value="110.46" calcext:value-type="float">
            <text:p>110.4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10.12" calcext:value-type="float">
            <text:p>110.12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9.63" calcext:value-type="float">
            <text:p>109.63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9.63" calcext:value-type="float">
            <text:p>109.63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09.14" calcext:value-type="float">
            <text:p>109.14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3.02" calcext:value-type="float">
            <text:p>103.0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0.96" calcext:value-type="float">
            <text:p>100.9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08.16" calcext:value-type="float">
            <text:p>108.16</text:p>
          </table:table-cell>
          <table:table-cell office:value-type="float" office:value="98.89" calcext:value-type="float">
            <text:p>98.8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07.67" calcext:value-type="float">
            <text:p>107.67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07.19" calcext:value-type="float">
            <text:p>107.19</text:p>
          </table:table-cell>
          <table:table-cell office:value-type="float" office:value="96.41" calcext:value-type="float">
            <text:p>96.4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7.19" calcext:value-type="float">
            <text:p>107.19</text:p>
          </table:table-cell>
          <table:table-cell office:value-type="float" office:value="95.18" calcext:value-type="float">
            <text:p>95.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06.7" calcext:value-type="float">
            <text:p>106.7</text:p>
          </table:table-cell>
          <table:table-cell office:value-type="float" office:value="93.94" calcext:value-type="float">
            <text:p>93.9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6.7" calcext:value-type="float">
            <text:p>106.7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06.21" calcext:value-type="float">
            <text:p>106.21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5.72" calcext:value-type="float">
            <text:p>105.72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6.21" calcext:value-type="float">
            <text:p>106.21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05.72" calcext:value-type="float">
            <text:p>105.72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5.72" calcext:value-type="float">
            <text:p>105.72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5.72" calcext:value-type="float">
            <text:p>105.72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5.72" calcext:value-type="float">
            <text:p>105.72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5.72" calcext:value-type="float">
            <text:p>105.72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5.72" calcext:value-type="float">
            <text:p>105.72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05.72" calcext:value-type="float">
            <text:p>105.72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05.72" calcext:value-type="float">
            <text:p>105.72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05.72" calcext:value-type="float">
            <text:p>105.72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05.72" calcext:value-type="float">
            <text:p>105.72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5.72" calcext:value-type="float">
            <text:p>105.72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5.72" calcext:value-type="float">
            <text:p>105.72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05.72" calcext:value-type="float">
            <text:p>105.72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5.72" calcext:value-type="float">
            <text:p>105.72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05.72" calcext:value-type="float">
            <text:p>105.72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6.21" calcext:value-type="float">
            <text:p>106.21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6.7" calcext:value-type="float">
            <text:p>106.7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6.7" calcext:value-type="float">
            <text:p>106.7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6.7" calcext:value-type="float">
            <text:p>106.7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06.7" calcext:value-type="float">
            <text:p>106.7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06.7" calcext:value-type="float">
            <text:p>106.7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06.7" calcext:value-type="float">
            <text:p>106.7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6.7" calcext:value-type="float">
            <text:p>106.7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6.7" calcext:value-type="float">
            <text:p>106.7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06.7" calcext:value-type="float">
            <text:p>106.7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6.7" calcext:value-type="float">
            <text:p>106.7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6.21" calcext:value-type="float">
            <text:p>106.21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6.21" calcext:value-type="float">
            <text:p>106.21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06.21" calcext:value-type="float">
            <text:p>106.21</text:p>
          </table:table-cell>
          <table:table-cell office:value-type="float" office:value="91.46" calcext:value-type="float">
            <text:p>91.4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6.21" calcext:value-type="float">
            <text:p>106.21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06.21" calcext:value-type="float">
            <text:p>106.21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6.21" calcext:value-type="float">
            <text:p>106.21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6.21" calcext:value-type="float">
            <text:p>106.21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6.21" calcext:value-type="float">
            <text:p>106.21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06.21" calcext:value-type="float">
            <text:p>106.21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6.21" calcext:value-type="float">
            <text:p>106.21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6.21" calcext:value-type="float">
            <text:p>106.21</text:p>
          </table:table-cell>
          <table:table-cell office:value-type="float" office:value="93.94" calcext:value-type="float">
            <text:p>93.9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6.21" calcext:value-type="float">
            <text:p>106.21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6.21" calcext:value-type="float">
            <text:p>106.21</text:p>
          </table:table-cell>
          <table:table-cell office:value-type="float" office:value="95.59" calcext:value-type="float">
            <text:p>95.5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6.21" calcext:value-type="float">
            <text:p>106.21</text:p>
          </table:table-cell>
          <table:table-cell office:value-type="float" office:value="97.24" calcext:value-type="float">
            <text:p>97.2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06.21" calcext:value-type="float">
            <text:p>106.21</text:p>
          </table:table-cell>
          <table:table-cell office:value-type="float" office:value="98.89" calcext:value-type="float">
            <text:p>98.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0.96" calcext:value-type="float">
            <text:p>100.9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6.7" calcext:value-type="float">
            <text:p>106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6.7" calcext:value-type="float">
            <text:p>106.7</text:p>
          </table:table-cell>
          <table:table-cell office:value-type="float" office:value="117.07" calcext:value-type="float">
            <text:p>117.0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6.7" calcext:value-type="float">
            <text:p>106.7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21.61" calcext:value-type="float">
            <text:p>121.6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7.67" calcext:value-type="float">
            <text:p>107.67</text:p>
          </table:table-cell>
          <table:table-cell office:value-type="float" office:value="122.85" calcext:value-type="float">
            <text:p>122.8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8.16" calcext:value-type="float">
            <text:p>108.16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08.65" calcext:value-type="float">
            <text:p>108.65</text:p>
          </table:table-cell>
          <table:table-cell office:value-type="float" office:value="125.33" calcext:value-type="float">
            <text:p>125.3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09.63" calcext:value-type="float">
            <text:p>109.63</text:p>
          </table:table-cell>
          <table:table-cell office:value-type="float" office:value="126.15" calcext:value-type="float">
            <text:p>126.1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10.6" calcext:value-type="float">
            <text:p>110.6</text:p>
          </table:table-cell>
          <table:table-cell office:value-type="float" office:value="126.15" calcext:value-type="float">
            <text:p>126.1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11.58" calcext:value-type="float">
            <text:p>111.58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12.07" calcext:value-type="float">
            <text:p>112.07</text:p>
          </table:table-cell>
          <table:table-cell office:value-type="float" office:value="123.26" calcext:value-type="float">
            <text:p>123.2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12.56" calcext:value-type="float">
            <text:p>112.56</text:p>
          </table:table-cell>
          <table:table-cell office:value-type="float" office:value="122.02" calcext:value-type="float">
            <text:p>122.0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13.05" calcext:value-type="float">
            <text:p>113.05</text:p>
          </table:table-cell>
          <table:table-cell office:value-type="float" office:value="121.61" calcext:value-type="float">
            <text:p>121.6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13.54" calcext:value-type="float">
            <text:p>113.54</text:p>
          </table:table-cell>
          <table:table-cell office:value-type="float" office:value="120.78" calcext:value-type="float">
            <text:p>120.7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9.55" calcext:value-type="float">
            <text:p>119.5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14.02" calcext:value-type="float">
            <text:p>114.02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14.02" calcext:value-type="float">
            <text:p>114.02</text:p>
          </table:table-cell>
          <table:table-cell office:value-type="float" office:value="118.72" calcext:value-type="float">
            <text:p>118.7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14.02" calcext:value-type="float">
            <text:p>114.02</text:p>
          </table:table-cell>
          <table:table-cell office:value-type="float" office:value="118.31" calcext:value-type="float">
            <text:p>118.3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7.07" calcext:value-type="float">
            <text:p>117.0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7.07" calcext:value-type="float">
            <text:p>117.0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3.76" calcext:value-type="float">
            <text:p>113.7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10.6" calcext:value-type="float">
            <text:p>110.6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10.6" calcext:value-type="float">
            <text:p>110.6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10.6" calcext:value-type="float">
            <text:p>110.6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10.12" calcext:value-type="float">
            <text:p>110.12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9.63" calcext:value-type="float">
            <text:p>109.63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09.63" calcext:value-type="float">
            <text:p>109.63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09.63" calcext:value-type="float">
            <text:p>109.63</text:p>
          </table:table-cell>
          <table:table-cell office:value-type="float" office:value="110.46" calcext:value-type="float">
            <text:p>110.4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09.14" calcext:value-type="float">
            <text:p>109.14</text:p>
          </table:table-cell>
          <table:table-cell office:value-type="float" office:value="110.46" calcext:value-type="float">
            <text:p>110.4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09.14" calcext:value-type="float">
            <text:p>109.14</text:p>
          </table:table-cell>
          <table:table-cell office:value-type="float" office:value="109.63" calcext:value-type="float">
            <text:p>109.6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9.63" calcext:value-type="float">
            <text:p>109.6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74" calcext:value-type="float">
            <text:p>106.7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74" calcext:value-type="float">
            <text:p>106.7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</table:table>
      <table:table table:name="Sheet2" table:style-name="ta1">
        <table:shapes>
          <draw:frame draw:z-index="0" draw:style-name="gr1" draw:text-style-name="P1" svg:width="9.0949in" svg:height="3.5453in" svg:x="2.7098in" svg:y="0.0417in">
            <draw:object draw:notify-on-update-of-ranges="Sheet2.A1:Sheet2.A899 Sheet2.B1:Sheet2.B899 Sheet2.A1:Sheet2.A899 Sheet2.C1:Sheet2.C89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.32" calcext:value-type="float">
            <text:p>101.3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.81" calcext:value-type="float">
            <text:p>101.81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.3" calcext:value-type="float">
            <text:p>102.3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.79" calcext:value-type="float">
            <text:p>102.79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.28" calcext:value-type="float">
            <text:p>103.28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.77" calcext:value-type="float">
            <text:p>103.77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.74" calcext:value-type="float">
            <text:p>104.74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74" calcext:value-type="float">
            <text:p>106.7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74" calcext:value-type="float">
            <text:p>106.7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74" calcext:value-type="float">
            <text:p>106.7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74" calcext:value-type="float">
            <text:p>106.7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74" calcext:value-type="float">
            <text:p>106.7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74" calcext:value-type="float">
            <text:p>106.7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74" calcext:value-type="float">
            <text:p>106.7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6.74" calcext:value-type="float">
            <text:p>106.7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6.74" calcext:value-type="float">
            <text:p>106.7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44:30.163616223</meta:creation-date>
    <dc:date>2017-01-20T17:16:42.518074822</dc:date>
    <meta:editing-duration>PT17M2S</meta:editing-duration>
    <meta:editing-cycles>2</meta:editing-cycles>
    <meta:generator>LibreOffice/4.2.8.2$Linux_X86_64 LibreOffice_project/420m0$Build-2</meta:generator>
    <meta:document-statistic meta:table-count="2" meta:cell-count="56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58cm" svg:height="9cm" xlink:href=".." xlink:type="simple" chart:class="chart:scatter" chart:style-name="ch1">
        <chart:legend chart:legend-position="end" svg:x="22.406cm" svg:y="3.952cm" style:legend-expansion="high" chart:style-name="ch2"/>
        <chart:plot-area chart:style-name="ch3" table:cell-range-address="Sheet1.A1:Sheet1.C985" svg:x="0.505cm" svg:y="0.18cm" svg:width="21.396cm" svg:height="8.64cm">
          <chartooo:coordinate-region svg:x="1.312cm" svg:y="0.379cm" svg:width="20.2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985" chart:class="chart:scatter">
            <chart:domain table:cell-range-address="Sheet1.A1:Sheet1.A985"/>
            <chart:data-point chart:repeated="985"/>
          </chart:series>
          <chart:series chart:style-name="ch7" chart:values-cell-range-address="Sheet1.C1:Sheet1.C985" chart:class="chart:scatter">
            <chart:data-point chart:repeated="9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985</svg:desc>
                </draw:g>
              </table:table-cell>
              <table:table-cell office:value-type="float" office:value="101.32">
                <text:p>101.32</text:p>
                <draw:g>
                  <svg:desc>Sheet1.B1:Sheet1.B985</svg:desc>
                </draw:g>
              </table:table-cell>
              <table:table-cell office:value-type="float" office:value="104.26">
                <text:p>104.26</text:p>
                <draw:g>
                  <svg:desc>Sheet1.C1:Sheet1.C9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1.81">
                <text:p>101.81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2.3">
                <text:p>102.3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2.79">
                <text:p>102.79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3.28">
                <text:p>103.28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3.77">
                <text:p>103.77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3.77">
                <text:p>103.77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4.26">
                <text:p>104.26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4.74">
                <text:p>104.74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4.74">
                <text:p>104.74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4.74">
                <text:p>104.74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4.74">
                <text:p>104.74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5.23">
                <text:p>105.23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5.23">
                <text:p>105.23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5.23">
                <text:p>105.23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5.23">
                <text:p>105.23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5.23">
                <text:p>105.23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5.23">
                <text:p>105.23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5.23">
                <text:p>105.23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5.23">
                <text:p>105.23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5.23">
                <text:p>105.23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5.72">
                <text:p>105.72</text:p>
              </table:table-cell>
              <table:table-cell office:value-type="float" office:value="103.02">
                <text:p>103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5.72">
                <text:p>105.72</text:p>
              </table:table-cell>
              <table:table-cell office:value-type="float" office:value="102.61">
                <text:p>102.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05.72">
                <text:p>105.72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05.72">
                <text:p>105.72</text:p>
              </table:table-cell>
              <table:table-cell office:value-type="float" office:value="100.96">
                <text:p>100.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5.72">
                <text:p>105.72</text:p>
              </table:table-cell>
              <table:table-cell office:value-type="float" office:value="99.72">
                <text:p>99.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5.72">
                <text:p>105.72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05.72">
                <text:p>105.72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05.72">
                <text:p>105.72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06.21">
                <text:p>106.21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6.21">
                <text:p>106.21</text:p>
              </table:table-cell>
              <table:table-cell office:value-type="float" office:value="94.35">
                <text:p>94.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6.21">
                <text:p>106.21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6.21">
                <text:p>106.21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6.21">
                <text:p>106.21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06.7">
                <text:p>106.7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6.7">
                <text:p>106.7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06.7">
                <text:p>106.7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6.7">
                <text:p>106.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6.7">
                <text:p>106.7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6.7">
                <text:p>106.7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6.7">
                <text:p>106.7</text:p>
              </table:table-cell>
              <table:table-cell office:value-type="float" office:value="84.02">
                <text:p>84.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6.7">
                <text:p>106.7</text:p>
              </table:table-cell>
              <table:table-cell office:value-type="float" office:value="83.61">
                <text:p>83.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06.7">
                <text:p>106.7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06.7">
                <text:p>106.7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6.7">
                <text:p>106.7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6.7">
                <text:p>106.7</text:p>
              </table:table-cell>
              <table:table-cell office:value-type="float" office:value="82.37">
                <text:p>82.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6.7">
                <text:p>106.7</text:p>
              </table:table-cell>
              <table:table-cell office:value-type="float" office:value="82.37">
                <text:p>82.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06.7">
                <text:p>106.7</text:p>
              </table:table-cell>
              <table:table-cell office:value-type="float" office:value="81.96">
                <text:p>81.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06.7">
                <text:p>106.7</text:p>
              </table:table-cell>
              <table:table-cell office:value-type="float" office:value="81.96">
                <text:p>81.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06.7">
                <text:p>106.7</text:p>
              </table:table-cell>
              <table:table-cell office:value-type="float" office:value="81.96">
                <text:p>81.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6.7">
                <text:p>106.7</text:p>
              </table:table-cell>
              <table:table-cell office:value-type="float" office:value="82.37">
                <text:p>82.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6.7">
                <text:p>106.7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06.7">
                <text:p>106.7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6.7">
                <text:p>106.7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06.7">
                <text:p>106.7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83.61">
                <text:p>83.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06.7">
                <text:p>106.7</text:p>
              </table:table-cell>
              <table:table-cell office:value-type="float" office:value="84.02">
                <text:p>84.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06.7">
                <text:p>106.7</text:p>
              </table:table-cell>
              <table:table-cell office:value-type="float" office:value="84.02">
                <text:p>84.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06.21">
                <text:p>106.21</text:p>
              </table:table-cell>
              <table:table-cell office:value-type="float" office:value="84.02">
                <text:p>84.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06.21">
                <text:p>106.21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6.21">
                <text:p>106.21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6.21">
                <text:p>106.21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6.21">
                <text:p>106.21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6.7">
                <text:p>106.7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06.7">
                <text:p>106.7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06.7">
                <text:p>106.7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06.7">
                <text:p>106.7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06.7">
                <text:p>106.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06.7">
                <text:p>106.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06.7">
                <text:p>106.7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6.21">
                <text:p>106.21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6.21">
                <text:p>106.21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6.7">
                <text:p>106.7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6.7">
                <text:p>106.7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06.7">
                <text:p>106.7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6.7">
                <text:p>106.7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06.7">
                <text:p>106.7</text:p>
              </table:table-cell>
              <table:table-cell office:value-type="float" office:value="91.46">
                <text:p>91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6.7">
                <text:p>106.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6.7">
                <text:p>106.7</text:p>
              </table:table-cell>
              <table:table-cell office:value-type="float" office:value="93.94">
                <text:p>93.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6.7">
                <text:p>106.7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6.7">
                <text:p>106.7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6.7">
                <text:p>106.7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6.7">
                <text:p>106.7</text:p>
              </table:table-cell>
              <table:table-cell office:value-type="float" office:value="99.72">
                <text:p>99.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6.7">
                <text:p>106.7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6.21">
                <text:p>106.21</text:p>
              </table:table-cell>
              <table:table-cell office:value-type="float" office:value="103.44">
                <text:p>103.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6.21">
                <text:p>106.21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6.21">
                <text:p>106.21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6.21">
                <text:p>106.21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5.72">
                <text:p>105.72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6.21">
                <text:p>106.21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6.21">
                <text:p>106.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06.7">
                <text:p>106.7</text:p>
              </table:table-cell>
              <table:table-cell office:value-type="float" office:value="117.07">
                <text:p>117.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06.7">
                <text:p>106.7</text:p>
              </table:table-cell>
              <table:table-cell office:value-type="float" office:value="118.72">
                <text:p>118.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07.19">
                <text:p>107.19</text:p>
              </table:table-cell>
              <table:table-cell office:value-type="float" office:value="120.37">
                <text:p>120.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07.67">
                <text:p>107.67</text:p>
              </table:table-cell>
              <table:table-cell office:value-type="float" office:value="121.61">
                <text:p>121.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08.65">
                <text:p>108.65</text:p>
              </table:table-cell>
              <table:table-cell office:value-type="float" office:value="122.85">
                <text:p>122.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09.14">
                <text:p>109.14</text:p>
              </table:table-cell>
              <table:table-cell office:value-type="float" office:value="123.68">
                <text:p>123.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0.12">
                <text:p>110.12</text:p>
              </table:table-cell>
              <table:table-cell office:value-type="float" office:value="122.02">
                <text:p>122.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0.6">
                <text:p>110.6</text:p>
              </table:table-cell>
              <table:table-cell office:value-type="float" office:value="121.61">
                <text:p>121.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1.09">
                <text:p>111.09</text:p>
              </table:table-cell>
              <table:table-cell office:value-type="float" office:value="120.78">
                <text:p>120.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11.58">
                <text:p>111.58</text:p>
              </table:table-cell>
              <table:table-cell office:value-type="float" office:value="119.96">
                <text:p>119.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12.07">
                <text:p>112.07</text:p>
              </table:table-cell>
              <table:table-cell office:value-type="float" office:value="119.13">
                <text:p>119.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2.07">
                <text:p>112.07</text:p>
              </table:table-cell>
              <table:table-cell office:value-type="float" office:value="119.13">
                <text:p>119.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12.56">
                <text:p>112.56</text:p>
              </table:table-cell>
              <table:table-cell office:value-type="float" office:value="118.31">
                <text:p>118.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13.05">
                <text:p>113.05</text:p>
              </table:table-cell>
              <table:table-cell office:value-type="float" office:value="117.48">
                <text:p>117.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13.54">
                <text:p>113.54</text:p>
              </table:table-cell>
              <table:table-cell office:value-type="float" office:value="117.07">
                <text:p>117.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13.05">
                <text:p>113.05</text:p>
              </table:table-cell>
              <table:table-cell office:value-type="float" office:value="116.65">
                <text:p>116.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13.05">
                <text:p>113.05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13.05">
                <text:p>113.05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13.05">
                <text:p>113.05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12.56">
                <text:p>112.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12.56">
                <text:p>112.56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12.56">
                <text:p>112.56</text:p>
              </table:table-cell>
              <table:table-cell office:value-type="float" office:value="113.76">
                <text:p>113.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12.56">
                <text:p>112.56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12.56">
                <text:p>112.56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12.07">
                <text:p>112.07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11.58">
                <text:p>111.58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11.09">
                <text:p>111.09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10.6">
                <text:p>110.6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10.12">
                <text:p>110.12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09.63">
                <text:p>109.63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09.14">
                <text:p>109.14</text:p>
              </table:table-cell>
              <table:table-cell office:value-type="float" office:value="102.61">
                <text:p>102.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08.65">
                <text:p>108.65</text:p>
              </table:table-cell>
              <table:table-cell office:value-type="float" office:value="100.96">
                <text:p>100.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08.16">
                <text:p>108.16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08.16">
                <text:p>108.16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07.67">
                <text:p>107.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07.19">
                <text:p>107.19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06.7">
                <text:p>106.7</text:p>
              </table:table-cell>
              <table:table-cell office:value-type="float" office:value="93.94">
                <text:p>93.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06.7">
                <text:p>106.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06.7">
                <text:p>106.7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06.21">
                <text:p>106.21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06.21">
                <text:p>106.21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06.21">
                <text:p>106.21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06.21">
                <text:p>106.21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06.21">
                <text:p>106.21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06.21">
                <text:p>106.21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06.21">
                <text:p>106.21</text:p>
              </table:table-cell>
              <table:table-cell office:value-type="float" office:value="86.09">
                <text:p>86.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06.21">
                <text:p>106.21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06.21">
                <text:p>106.21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06.21">
                <text:p>106.21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06.21">
                <text:p>106.21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06.7">
                <text:p>106.7</text:p>
              </table:table-cell>
              <table:table-cell office:value-type="float" office:value="86.09">
                <text:p>86.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06.7">
                <text:p>106.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06.7">
                <text:p>106.7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06.7">
                <text:p>106.7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06.7">
                <text:p>106.7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06.7">
                <text:p>106.7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06.7">
                <text:p>106.7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06.7">
                <text:p>106.7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06.7">
                <text:p>106.7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06.7">
                <text:p>106.7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06.7">
                <text:p>106.7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06.7">
                <text:p>106.7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06.7">
                <text:p>106.7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06.7">
                <text:p>106.7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06.7">
                <text:p>106.7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06.7">
                <text:p>106.7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06.7">
                <text:p>106.7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06.7">
                <text:p>106.7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06.7">
                <text:p>106.7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06.7">
                <text:p>106.7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06.7">
                <text:p>106.7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06.7">
                <text:p>106.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06.7">
                <text:p>106.7</text:p>
              </table:table-cell>
              <table:table-cell office:value-type="float" office:value="93.11">
                <text:p>93.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06.7">
                <text:p>106.7</text:p>
              </table:table-cell>
              <table:table-cell office:value-type="float" office:value="93.94">
                <text:p>93.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06.7">
                <text:p>106.7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06.7">
                <text:p>106.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06.7">
                <text:p>106.7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06.7">
                <text:p>106.7</text:p>
              </table:table-cell>
              <table:table-cell office:value-type="float" office:value="98.48">
                <text:p>98.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06.7">
                <text:p>106.7</text:p>
              </table:table-cell>
              <table:table-cell office:value-type="float" office:value="99.72">
                <text:p>99.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06.7">
                <text:p>106.7</text:p>
              </table:table-cell>
              <table:table-cell office:value-type="float" office:value="100.96">
                <text:p>100.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06.7">
                <text:p>106.7</text:p>
              </table:table-cell>
              <table:table-cell office:value-type="float" office:value="103.02">
                <text:p>103.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06.7">
                <text:p>106.7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6.7">
                <text:p>106.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06.7">
                <text:p>106.7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6.7">
                <text:p>106.7</text:p>
              </table:table-cell>
              <table:table-cell office:value-type="float" office:value="111.28">
                <text:p>111.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06.7">
                <text:p>106.7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06.7">
                <text:p>106.7</text:p>
              </table:table-cell>
              <table:table-cell office:value-type="float" office:value="114.59">
                <text:p>114.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07.19">
                <text:p>107.19</text:p>
              </table:table-cell>
              <table:table-cell office:value-type="float" office:value="115.83">
                <text:p>115.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07.19">
                <text:p>107.19</text:p>
              </table:table-cell>
              <table:table-cell office:value-type="float" office:value="117.48">
                <text:p>117.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07.67">
                <text:p>107.67</text:p>
              </table:table-cell>
              <table:table-cell office:value-type="float" office:value="119.13">
                <text:p>119.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07.67">
                <text:p>107.67</text:p>
              </table:table-cell>
              <table:table-cell office:value-type="float" office:value="120.78">
                <text:p>120.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08.16">
                <text:p>108.16</text:p>
              </table:table-cell>
              <table:table-cell office:value-type="float" office:value="121.61">
                <text:p>121.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08.65">
                <text:p>108.65</text:p>
              </table:table-cell>
              <table:table-cell office:value-type="float" office:value="122.85">
                <text:p>122.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09.63">
                <text:p>109.63</text:p>
              </table:table-cell>
              <table:table-cell office:value-type="float" office:value="123.68">
                <text:p>123.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10.12">
                <text:p>110.12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11.09">
                <text:p>111.09</text:p>
              </table:table-cell>
              <table:table-cell office:value-type="float" office:value="124.92">
                <text:p>124.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11.58">
                <text:p>111.58</text:p>
              </table:table-cell>
              <table:table-cell office:value-type="float" office:value="123.68">
                <text:p>123.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12.56">
                <text:p>112.56</text:p>
              </table:table-cell>
              <table:table-cell office:value-type="float" office:value="122.44">
                <text:p>122.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13.05">
                <text:p>113.05</text:p>
              </table:table-cell>
              <table:table-cell office:value-type="float" office:value="121.61">
                <text:p>121.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13.54">
                <text:p>113.54</text:p>
              </table:table-cell>
              <table:table-cell office:value-type="float" office:value="120.78">
                <text:p>120.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13.54">
                <text:p>113.54</text:p>
              </table:table-cell>
              <table:table-cell office:value-type="float" office:value="120.37">
                <text:p>120.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13.54">
                <text:p>113.54</text:p>
              </table:table-cell>
              <table:table-cell office:value-type="float" office:value="119.13">
                <text:p>119.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13.54">
                <text:p>113.54</text:p>
              </table:table-cell>
              <table:table-cell office:value-type="float" office:value="118.72">
                <text:p>118.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13.54">
                <text:p>113.54</text:p>
              </table:table-cell>
              <table:table-cell office:value-type="float" office:value="118.31">
                <text:p>118.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13.54">
                <text:p>113.54</text:p>
              </table:table-cell>
              <table:table-cell office:value-type="float" office:value="117.48">
                <text:p>117.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13.54">
                <text:p>113.54</text:p>
              </table:table-cell>
              <table:table-cell office:value-type="float" office:value="117.07">
                <text:p>117.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13.54">
                <text:p>113.54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13.54">
                <text:p>113.54</text:p>
              </table:table-cell>
              <table:table-cell office:value-type="float" office:value="115.83">
                <text:p>115.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13.05">
                <text:p>113.05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13.05">
                <text:p>113.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12.56">
                <text:p>112.56</text:p>
              </table:table-cell>
              <table:table-cell office:value-type="float" office:value="114.59">
                <text:p>114.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12.56">
                <text:p>112.56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12.07">
                <text:p>112.07</text:p>
              </table:table-cell>
              <table:table-cell office:value-type="float" office:value="113.76">
                <text:p>113.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11.58">
                <text:p>111.58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11.58">
                <text:p>111.58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11.58">
                <text:p>111.58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11.09">
                <text:p>111.09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10.6">
                <text:p>110.6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10.6">
                <text:p>110.6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10.12">
                <text:p>110.12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09.63">
                <text:p>109.63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09.14">
                <text:p>109.14</text:p>
              </table:table-cell>
              <table:table-cell office:value-type="float" office:value="103.44">
                <text:p>103.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08.65">
                <text:p>108.65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08.16">
                <text:p>108.16</text:p>
              </table:table-cell>
              <table:table-cell office:value-type="float" office:value="100.55">
                <text:p>100.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07.67">
                <text:p>107.67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07.67">
                <text:p>107.67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07.19">
                <text:p>107.19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06.7">
                <text:p>106.7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06.7">
                <text:p>106.7</text:p>
              </table:table-cell>
              <table:table-cell office:value-type="float" office:value="94.35">
                <text:p>94.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06.21">
                <text:p>106.21</text:p>
              </table:table-cell>
              <table:table-cell office:value-type="float" office:value="93.11">
                <text:p>93.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06.21">
                <text:p>106.21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06.21">
                <text:p>106.21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06.21">
                <text:p>106.21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05.72">
                <text:p>105.72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05.72">
                <text:p>105.72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05.72">
                <text:p>105.72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05.72">
                <text:p>105.72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06.21">
                <text:p>106.21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06.21">
                <text:p>106.21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06.21">
                <text:p>106.21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06.21">
                <text:p>106.21</text:p>
              </table:table-cell>
              <table:table-cell office:value-type="float" office:value="86.09">
                <text:p>86.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06.21">
                <text:p>106.21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06.21">
                <text:p>106.21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06.21">
                <text:p>106.21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06.21">
                <text:p>106.21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06.21">
                <text:p>106.21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06.21">
                <text:p>106.21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06.21">
                <text:p>106.21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06.21">
                <text:p>106.21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06.7">
                <text:p>106.7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06.7">
                <text:p>106.7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06.7">
                <text:p>106.7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06.7">
                <text:p>106.7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06.7">
                <text:p>106.7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06.7">
                <text:p>106.7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06.7">
                <text:p>106.7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06.7">
                <text:p>106.7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06.7">
                <text:p>106.7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06.7">
                <text:p>106.7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06.7">
                <text:p>106.7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06.7">
                <text:p>106.7</text:p>
              </table:table-cell>
              <table:table-cell office:value-type="float" office:value="91.46">
                <text:p>91.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06.7">
                <text:p>106.7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06.7">
                <text:p>106.7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06.7">
                <text:p>106.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06.21">
                <text:p>106.21</text:p>
              </table:table-cell>
              <table:table-cell office:value-type="float" office:value="93.11">
                <text:p>93.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06.21">
                <text:p>106.21</text:p>
              </table:table-cell>
              <table:table-cell office:value-type="float" office:value="94.35">
                <text:p>94.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06.21">
                <text:p>106.21</text:p>
              </table:table-cell>
              <table:table-cell office:value-type="float" office:value="95.59">
                <text:p>95.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06.21">
                <text:p>106.21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06.7">
                <text:p>106.7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06.7">
                <text:p>106.7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06.7">
                <text:p>106.7</text:p>
              </table:table-cell>
              <table:table-cell office:value-type="float" office:value="100.96">
                <text:p>100.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06.7">
                <text:p>106.7</text:p>
              </table:table-cell>
              <table:table-cell office:value-type="float" office:value="102.61">
                <text:p>102.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06.7">
                <text:p>106.7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06.21">
                <text:p>106.21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06.21">
                <text:p>106.21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06.21">
                <text:p>106.21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05.72">
                <text:p>105.72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06.21">
                <text:p>106.21</text:p>
              </table:table-cell>
              <table:table-cell office:value-type="float" office:value="113.76">
                <text:p>113.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06.7">
                <text:p>106.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07.19">
                <text:p>107.19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07.67">
                <text:p>107.67</text:p>
              </table:table-cell>
              <table:table-cell office:value-type="float" office:value="117.48">
                <text:p>117.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08.16">
                <text:p>108.16</text:p>
              </table:table-cell>
              <table:table-cell office:value-type="float" office:value="119.13">
                <text:p>119.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08.65">
                <text:p>108.65</text:p>
              </table:table-cell>
              <table:table-cell office:value-type="float" office:value="119.96">
                <text:p>119.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09.14">
                <text:p>109.14</text:p>
              </table:table-cell>
              <table:table-cell office:value-type="float" office:value="120.78">
                <text:p>120.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09.63">
                <text:p>109.63</text:p>
              </table:table-cell>
              <table:table-cell office:value-type="float" office:value="122.02">
                <text:p>122.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10.12">
                <text:p>110.12</text:p>
              </table:table-cell>
              <table:table-cell office:value-type="float" office:value="122.44">
                <text:p>122.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10.6">
                <text:p>110.6</text:p>
              </table:table-cell>
              <table:table-cell office:value-type="float" office:value="123.26">
                <text:p>123.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11.09">
                <text:p>111.09</text:p>
              </table:table-cell>
              <table:table-cell office:value-type="float" office:value="123.68">
                <text:p>123.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11.58">
                <text:p>111.58</text:p>
              </table:table-cell>
              <table:table-cell office:value-type="float" office:value="124.09">
                <text:p>124.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12.07">
                <text:p>112.07</text:p>
              </table:table-cell>
              <table:table-cell office:value-type="float" office:value="123.68">
                <text:p>123.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12.56">
                <text:p>112.56</text:p>
              </table:table-cell>
              <table:table-cell office:value-type="float" office:value="122.44">
                <text:p>122.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13.05">
                <text:p>113.05</text:p>
              </table:table-cell>
              <table:table-cell office:value-type="float" office:value="121.61">
                <text:p>121.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13.54">
                <text:p>113.54</text:p>
              </table:table-cell>
              <table:table-cell office:value-type="float" office:value="120.78">
                <text:p>120.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13.54">
                <text:p>113.54</text:p>
              </table:table-cell>
              <table:table-cell office:value-type="float" office:value="120.37">
                <text:p>120.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13.54">
                <text:p>113.54</text:p>
              </table:table-cell>
              <table:table-cell office:value-type="float" office:value="119.13">
                <text:p>119.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13.54">
                <text:p>113.54</text:p>
              </table:table-cell>
              <table:table-cell office:value-type="float" office:value="118.72">
                <text:p>118.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14.02">
                <text:p>114.02</text:p>
              </table:table-cell>
              <table:table-cell office:value-type="float" office:value="118.31">
                <text:p>118.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14.02">
                <text:p>114.02</text:p>
              </table:table-cell>
              <table:table-cell office:value-type="float" office:value="117.48">
                <text:p>117.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14.02">
                <text:p>114.02</text:p>
              </table:table-cell>
              <table:table-cell office:value-type="float" office:value="117.07">
                <text:p>117.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13.54">
                <text:p>113.54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13.54">
                <text:p>113.54</text:p>
              </table:table-cell>
              <table:table-cell office:value-type="float" office:value="115.83">
                <text:p>115.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13.05">
                <text:p>113.05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13.05">
                <text:p>113.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12.56">
                <text:p>112.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12.56">
                <text:p>112.56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12.07">
                <text:p>112.07</text:p>
              </table:table-cell>
              <table:table-cell office:value-type="float" office:value="113.76">
                <text:p>113.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12.07">
                <text:p>112.07</text:p>
              </table:table-cell>
              <table:table-cell office:value-type="float" office:value="113.76">
                <text:p>113.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11.58">
                <text:p>111.58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11.58">
                <text:p>111.58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11.09">
                <text:p>111.09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11.09">
                <text:p>111.09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10.6">
                <text:p>110.6</text:p>
              </table:table-cell>
              <table:table-cell office:value-type="float" office:value="110.87">
                <text:p>110.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10.12">
                <text:p>110.12</text:p>
              </table:table-cell>
              <table:table-cell office:value-type="float" office:value="110.05">
                <text:p>110.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10.12">
                <text:p>110.12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09.63">
                <text:p>109.63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09.63">
                <text:p>109.63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09.14">
                <text:p>109.14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09.14">
                <text:p>109.14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08.65">
                <text:p>108.65</text:p>
              </table:table-cell>
              <table:table-cell office:value-type="float" office:value="102.61">
                <text:p>102.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07.67">
                <text:p>107.67</text:p>
              </table:table-cell>
              <table:table-cell office:value-type="float" office:value="100.96">
                <text:p>100.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07.67">
                <text:p>107.67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07.19">
                <text:p>107.19</text:p>
              </table:table-cell>
              <table:table-cell office:value-type="float" office:value="98.07">
                <text:p>98.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06.7">
                <text:p>106.7</text:p>
              </table:table-cell>
              <table:table-cell office:value-type="float" office:value="96.83">
                <text:p>96.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06.7">
                <text:p>106.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06.7">
                <text:p>106.7</text:p>
              </table:table-cell>
              <table:table-cell office:value-type="float" office:value="94.35">
                <text:p>94.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06.21">
                <text:p>106.21</text:p>
              </table:table-cell>
              <table:table-cell office:value-type="float" office:value="93.11">
                <text:p>93.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06.21">
                <text:p>106.21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06.21">
                <text:p>106.21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06.21">
                <text:p>106.21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06.21">
                <text:p>106.21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06.21">
                <text:p>106.21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06.21">
                <text:p>106.21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06.21">
                <text:p>106.21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06.21">
                <text:p>106.21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06.21">
                <text:p>106.21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06.21">
                <text:p>106.21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05.72">
                <text:p>105.72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05.72">
                <text:p>105.72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05.72">
                <text:p>105.72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05.72">
                <text:p>105.72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05.72">
                <text:p>105.72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05.72">
                <text:p>105.72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05.72">
                <text:p>105.72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05.72">
                <text:p>105.72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05.72">
                <text:p>105.72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05.72">
                <text:p>105.72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05.72">
                <text:p>105.72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06.21">
                <text:p>106.21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06.21">
                <text:p>106.21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06.21">
                <text:p>106.21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06.21">
                <text:p>106.21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06.21">
                <text:p>106.21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06.21">
                <text:p>106.21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06.21">
                <text:p>106.21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06.7">
                <text:p>106.7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06.7">
                <text:p>106.7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06.7">
                <text:p>106.7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06.7">
                <text:p>106.7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06.7">
                <text:p>106.7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06.7">
                <text:p>106.7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06.7">
                <text:p>106.7</text:p>
              </table:table-cell>
              <table:table-cell office:value-type="float" office:value="91.46">
                <text:p>91.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06.7">
                <text:p>106.7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06.7">
                <text:p>106.7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06.7">
                <text:p>106.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06.7">
                <text:p>106.7</text:p>
              </table:table-cell>
              <table:table-cell office:value-type="float" office:value="93.11">
                <text:p>93.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06.7">
                <text:p>106.7</text:p>
              </table:table-cell>
              <table:table-cell office:value-type="float" office:value="94.35">
                <text:p>94.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06.7">
                <text:p>106.7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06.7">
                <text:p>106.7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06.7">
                <text:p>106.7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06.7">
                <text:p>106.7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06.7">
                <text:p>106.7</text:p>
              </table:table-cell>
              <table:table-cell office:value-type="float" office:value="100.55">
                <text:p>100.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06.7">
                <text:p>106.7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06.7">
                <text:p>106.7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06.21">
                <text:p>106.21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06.21">
                <text:p>106.21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06.21">
                <text:p>106.21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06.21">
                <text:p>106.21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06.7">
                <text:p>106.7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07.19">
                <text:p>107.19</text:p>
              </table:table-cell>
              <table:table-cell office:value-type="float" office:value="117.48">
                <text:p>117.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07.67">
                <text:p>107.67</text:p>
              </table:table-cell>
              <table:table-cell office:value-type="float" office:value="119.55">
                <text:p>119.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07.67">
                <text:p>107.67</text:p>
              </table:table-cell>
              <table:table-cell office:value-type="float" office:value="121.61">
                <text:p>121.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08.65">
                <text:p>108.65</text:p>
              </table:table-cell>
              <table:table-cell office:value-type="float" office:value="122.85">
                <text:p>122.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09.14">
                <text:p>109.14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09.63">
                <text:p>109.63</text:p>
              </table:table-cell>
              <table:table-cell office:value-type="float" office:value="125.33">
                <text:p>125.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10.12">
                <text:p>110.12</text:p>
              </table:table-cell>
              <table:table-cell office:value-type="float" office:value="125.33">
                <text:p>125.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11.09">
                <text:p>111.09</text:p>
              </table:table-cell>
              <table:table-cell office:value-type="float" office:value="124.92">
                <text:p>124.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12.07">
                <text:p>112.07</text:p>
              </table:table-cell>
              <table:table-cell office:value-type="float" office:value="123.68">
                <text:p>123.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12.56">
                <text:p>112.56</text:p>
              </table:table-cell>
              <table:table-cell office:value-type="float" office:value="122.85">
                <text:p>122.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13.05">
                <text:p>113.05</text:p>
              </table:table-cell>
              <table:table-cell office:value-type="float" office:value="122.02">
                <text:p>122.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13.05">
                <text:p>113.05</text:p>
              </table:table-cell>
              <table:table-cell office:value-type="float" office:value="120.78">
                <text:p>120.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13.54">
                <text:p>113.54</text:p>
              </table:table-cell>
              <table:table-cell office:value-type="float" office:value="120.37">
                <text:p>120.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13.54">
                <text:p>113.54</text:p>
              </table:table-cell>
              <table:table-cell office:value-type="float" office:value="119.55">
                <text:p>119.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13.54">
                <text:p>113.54</text:p>
              </table:table-cell>
              <table:table-cell office:value-type="float" office:value="119.13">
                <text:p>119.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13.54">
                <text:p>113.54</text:p>
              </table:table-cell>
              <table:table-cell office:value-type="float" office:value="118.31">
                <text:p>118.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13.54">
                <text:p>113.54</text:p>
              </table:table-cell>
              <table:table-cell office:value-type="float" office:value="117.48">
                <text:p>117.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13.54">
                <text:p>113.54</text:p>
              </table:table-cell>
              <table:table-cell office:value-type="float" office:value="117.07">
                <text:p>117.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13.54">
                <text:p>113.54</text:p>
              </table:table-cell>
              <table:table-cell office:value-type="float" office:value="116.65">
                <text:p>116.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13.05">
                <text:p>113.05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13.05">
                <text:p>113.05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12.56">
                <text:p>112.56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12.56">
                <text:p>112.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12.56">
                <text:p>112.56</text:p>
              </table:table-cell>
              <table:table-cell office:value-type="float" office:value="114.59">
                <text:p>114.5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12.56">
                <text:p>112.56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12.07">
                <text:p>112.07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12.07">
                <text:p>112.07</text:p>
              </table:table-cell>
              <table:table-cell office:value-type="float" office:value="113.76">
                <text:p>113.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11.58">
                <text:p>111.58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11.09">
                <text:p>111.09</text:p>
              </table:table-cell>
              <table:table-cell office:value-type="float" office:value="112.52">
                <text:p>112.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10.6">
                <text:p>110.6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10.6">
                <text:p>110.6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10.6">
                <text:p>110.6</text:p>
              </table:table-cell>
              <table:table-cell office:value-type="float" office:value="110.87">
                <text:p>110.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10.6">
                <text:p>110.6</text:p>
              </table:table-cell>
              <table:table-cell office:value-type="float" office:value="110.05">
                <text:p>110.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10.12">
                <text:p>110.12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10.12">
                <text:p>110.12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09.63">
                <text:p>109.63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09.14">
                <text:p>109.14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08.65">
                <text:p>108.65</text:p>
              </table:table-cell>
              <table:table-cell office:value-type="float" office:value="103.02">
                <text:p>103.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08.65">
                <text:p>108.65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08.16">
                <text:p>108.16</text:p>
              </table:table-cell>
              <table:table-cell office:value-type="float" office:value="100.13">
                <text:p>100.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07.67">
                <text:p>107.67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07.67">
                <text:p>107.67</text:p>
              </table:table-cell>
              <table:table-cell office:value-type="float" office:value="98.07">
                <text:p>98.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07.19">
                <text:p>107.19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07.19">
                <text:p>107.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06.7">
                <text:p>106.7</text:p>
              </table:table-cell>
              <table:table-cell office:value-type="float" office:value="95.59">
                <text:p>95.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06.7">
                <text:p>106.7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06.7">
                <text:p>106.7</text:p>
              </table:table-cell>
              <table:table-cell office:value-type="float" office:value="93.94">
                <text:p>93.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06.7">
                <text:p>106.7</text:p>
              </table:table-cell>
              <table:table-cell office:value-type="float" office:value="93.11">
                <text:p>93.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06.21">
                <text:p>106.21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06.21">
                <text:p>106.21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06.21">
                <text:p>106.21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05.72">
                <text:p>105.72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05.72">
                <text:p>105.72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05.72">
                <text:p>105.72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05.72">
                <text:p>105.72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05.72">
                <text:p>105.72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05.72">
                <text:p>105.72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05.72">
                <text:p>105.72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05.72">
                <text:p>105.72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05.72">
                <text:p>105.72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05.72">
                <text:p>105.72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05.72">
                <text:p>105.72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06.21">
                <text:p>106.21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06.21">
                <text:p>106.21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06.21">
                <text:p>106.21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05.72">
                <text:p>105.72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06.21">
                <text:p>106.21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06.21">
                <text:p>106.21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06.21">
                <text:p>106.21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06.7">
                <text:p>106.7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06.7">
                <text:p>106.7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06.7">
                <text:p>106.7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06.21">
                <text:p>106.21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06.21">
                <text:p>106.21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06.21">
                <text:p>106.21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06.7">
                <text:p>106.7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06.7">
                <text:p>106.7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06.7">
                <text:p>106.7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06.7">
                <text:p>106.7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06.7">
                <text:p>106.7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06.7">
                <text:p>106.7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06.7">
                <text:p>106.7</text:p>
              </table:table-cell>
              <table:table-cell office:value-type="float" office:value="91.46">
                <text:p>91.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06.7">
                <text:p>106.7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06.7">
                <text:p>106.7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06.7">
                <text:p>106.7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06.7">
                <text:p>106.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06.7">
                <text:p>106.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06.7">
                <text:p>106.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06.7">
                <text:p>106.7</text:p>
              </table:table-cell>
              <table:table-cell office:value-type="float" office:value="93.11">
                <text:p>93.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06.7">
                <text:p>106.7</text:p>
              </table:table-cell>
              <table:table-cell office:value-type="float" office:value="93.11">
                <text:p>93.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06.7">
                <text:p>106.7</text:p>
              </table:table-cell>
              <table:table-cell office:value-type="float" office:value="93.52">
                <text:p>93.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06.7">
                <text:p>106.7</text:p>
              </table:table-cell>
              <table:table-cell office:value-type="float" office:value="93.94">
                <text:p>93.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06.7">
                <text:p>106.7</text:p>
              </table:table-cell>
              <table:table-cell office:value-type="float" office:value="94.35">
                <text:p>94.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06.7">
                <text:p>106.7</text:p>
              </table:table-cell>
              <table:table-cell office:value-type="float" office:value="94.35">
                <text:p>94.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06.7">
                <text:p>106.7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06.7">
                <text:p>106.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106.7">
                <text:p>106.7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106.7">
                <text:p>106.7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106.7">
                <text:p>106.7</text:p>
              </table:table-cell>
              <table:table-cell office:value-type="float" office:value="98.48">
                <text:p>98.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106.7">
                <text:p>106.7</text:p>
              </table:table-cell>
              <table:table-cell office:value-type="float" office:value="99.72">
                <text:p>99.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106.7">
                <text:p>106.7</text:p>
              </table:table-cell>
              <table:table-cell office:value-type="float" office:value="100.96">
                <text:p>100.9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107.19">
                <text:p>107.19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107.19">
                <text:p>107.19</text:p>
              </table:table-cell>
              <table:table-cell office:value-type="float" office:value="103.44">
                <text:p>103.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107.19">
                <text:p>107.19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106.21">
                <text:p>106.21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106.21">
                <text:p>106.21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106.21">
                <text:p>106.21</text:p>
              </table:table-cell>
              <table:table-cell office:value-type="float" office:value="110.05">
                <text:p>110.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106.21">
                <text:p>106.21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106.21">
                <text:p>106.21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106.7">
                <text:p>106.7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106.7">
                <text:p>106.7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107.19">
                <text:p>107.19</text:p>
              </table:table-cell>
              <table:table-cell office:value-type="float" office:value="117.07">
                <text:p>117.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107.19">
                <text:p>107.19</text:p>
              </table:table-cell>
              <table:table-cell office:value-type="float" office:value="118.72">
                <text:p>118.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108.16">
                <text:p>108.16</text:p>
              </table:table-cell>
              <table:table-cell office:value-type="float" office:value="119.55">
                <text:p>119.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108.65">
                <text:p>108.65</text:p>
              </table:table-cell>
              <table:table-cell office:value-type="float" office:value="120.78">
                <text:p>120.7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109.14">
                <text:p>109.14</text:p>
              </table:table-cell>
              <table:table-cell office:value-type="float" office:value="122.02">
                <text:p>122.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109.63">
                <text:p>109.63</text:p>
              </table:table-cell>
              <table:table-cell office:value-type="float" office:value="122.85">
                <text:p>122.8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10.12">
                <text:p>110.12</text:p>
              </table:table-cell>
              <table:table-cell office:value-type="float" office:value="123.68">
                <text:p>123.6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110.6">
                <text:p>110.6</text:p>
              </table:table-cell>
              <table:table-cell office:value-type="float" office:value="124.09">
                <text:p>124.0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111.58">
                <text:p>111.58</text:p>
              </table:table-cell>
              <table:table-cell office:value-type="float" office:value="124.92">
                <text:p>124.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12.07">
                <text:p>112.07</text:p>
              </table:table-cell>
              <table:table-cell office:value-type="float" office:value="124.92">
                <text:p>124.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112.56">
                <text:p>112.56</text:p>
              </table:table-cell>
              <table:table-cell office:value-type="float" office:value="124.92">
                <text:p>124.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113.05">
                <text:p>113.05</text:p>
              </table:table-cell>
              <table:table-cell office:value-type="float" office:value="123.68">
                <text:p>123.6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113.54">
                <text:p>113.54</text:p>
              </table:table-cell>
              <table:table-cell office:value-type="float" office:value="122.02">
                <text:p>122.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114.02">
                <text:p>114.02</text:p>
              </table:table-cell>
              <table:table-cell office:value-type="float" office:value="121.61">
                <text:p>121.6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14.02">
                <text:p>114.02</text:p>
              </table:table-cell>
              <table:table-cell office:value-type="float" office:value="120.78">
                <text:p>120.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114.51">
                <text:p>114.51</text:p>
              </table:table-cell>
              <table:table-cell office:value-type="float" office:value="119.96">
                <text:p>119.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114.51">
                <text:p>114.51</text:p>
              </table:table-cell>
              <table:table-cell office:value-type="float" office:value="119.13">
                <text:p>119.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14.51">
                <text:p>114.51</text:p>
              </table:table-cell>
              <table:table-cell office:value-type="float" office:value="119.13">
                <text:p>119.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14.51">
                <text:p>114.51</text:p>
              </table:table-cell>
              <table:table-cell office:value-type="float" office:value="118.31">
                <text:p>118.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14.02">
                <text:p>114.02</text:p>
              </table:table-cell>
              <table:table-cell office:value-type="float" office:value="117.48">
                <text:p>117.4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14.02">
                <text:p>114.02</text:p>
              </table:table-cell>
              <table:table-cell office:value-type="float" office:value="117.07">
                <text:p>117.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113.54">
                <text:p>113.54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113.05">
                <text:p>113.05</text:p>
              </table:table-cell>
              <table:table-cell office:value-type="float" office:value="115.83">
                <text:p>115.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112.56">
                <text:p>112.56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12.56">
                <text:p>112.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12.56">
                <text:p>112.56</text:p>
              </table:table-cell>
              <table:table-cell office:value-type="float" office:value="114.59">
                <text:p>114.5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12.07">
                <text:p>112.07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11.58">
                <text:p>111.58</text:p>
              </table:table-cell>
              <table:table-cell office:value-type="float" office:value="113.76">
                <text:p>113.7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11.09">
                <text:p>111.09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111.09">
                <text:p>111.09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11.09">
                <text:p>111.09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110.6">
                <text:p>110.6</text:p>
              </table:table-cell>
              <table:table-cell office:value-type="float" office:value="110.87">
                <text:p>110.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110.12">
                <text:p>110.12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110.12">
                <text:p>110.12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109.63">
                <text:p>109.63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109.14">
                <text:p>109.14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108.65">
                <text:p>108.65</text:p>
              </table:table-cell>
              <table:table-cell office:value-type="float" office:value="102.61">
                <text:p>102.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108.65">
                <text:p>108.65</text:p>
              </table:table-cell>
              <table:table-cell office:value-type="float" office:value="100.55">
                <text:p>100.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108.16">
                <text:p>108.16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107.67">
                <text:p>107.67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107.19">
                <text:p>107.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107.19">
                <text:p>107.19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106.7">
                <text:p>106.7</text:p>
              </table:table-cell>
              <table:table-cell office:value-type="float" office:value="93.52">
                <text:p>93.5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106.7">
                <text:p>106.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106.21">
                <text:p>106.21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106.21">
                <text:p>106.21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105.72">
                <text:p>105.72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105.72">
                <text:p>105.72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105.72">
                <text:p>105.72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105.72">
                <text:p>105.72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105.72">
                <text:p>105.72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105.72">
                <text:p>105.72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105.72">
                <text:p>105.72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105.72">
                <text:p>105.72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105.72">
                <text:p>105.72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105.72">
                <text:p>105.72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105.72">
                <text:p>105.72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106.21">
                <text:p>106.21</text:p>
              </table:table-cell>
              <table:table-cell office:value-type="float" office:value="86.09">
                <text:p>86.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106.21">
                <text:p>106.21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106.21">
                <text:p>106.21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106.21">
                <text:p>106.21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106.21">
                <text:p>106.21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106.21">
                <text:p>106.21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106.21">
                <text:p>106.21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106.21">
                <text:p>106.21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106.21">
                <text:p>106.21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106.21">
                <text:p>106.21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106.21">
                <text:p>106.21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106.21">
                <text:p>106.21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106.21">
                <text:p>106.21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06.21">
                <text:p>106.21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06.21">
                <text:p>106.21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106.21">
                <text:p>106.21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106.21">
                <text:p>106.21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106.21">
                <text:p>106.21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106.7">
                <text:p>106.7</text:p>
              </table:table-cell>
              <table:table-cell office:value-type="float" office:value="91.46">
                <text:p>91.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106.7">
                <text:p>106.7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106.7">
                <text:p>106.7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106.7">
                <text:p>106.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106.7">
                <text:p>106.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106.7">
                <text:p>106.7</text:p>
              </table:table-cell>
              <table:table-cell office:value-type="float" office:value="93.11">
                <text:p>93.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106.7">
                <text:p>106.7</text:p>
              </table:table-cell>
              <table:table-cell office:value-type="float" office:value="93.94">
                <text:p>93.9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106.7">
                <text:p>106.7</text:p>
              </table:table-cell>
              <table:table-cell office:value-type="float" office:value="94.35">
                <text:p>94.3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106.7">
                <text:p>106.7</text:p>
              </table:table-cell>
              <table:table-cell office:value-type="float" office:value="95.59">
                <text:p>95.5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106.7">
                <text:p>106.7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106.21">
                <text:p>106.21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106.21">
                <text:p>106.21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106.21">
                <text:p>106.21</text:p>
              </table:table-cell>
              <table:table-cell office:value-type="float" office:value="100.96">
                <text:p>100.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106.21">
                <text:p>106.21</text:p>
              </table:table-cell>
              <table:table-cell office:value-type="float" office:value="102.61">
                <text:p>102.6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105.72">
                <text:p>105.72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105.72">
                <text:p>105.72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105.72">
                <text:p>105.72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106.21">
                <text:p>106.21</text:p>
              </table:table-cell>
              <table:table-cell office:value-type="float" office:value="114.59">
                <text:p>114.5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106.7">
                <text:p>106.7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107.19">
                <text:p>107.19</text:p>
              </table:table-cell>
              <table:table-cell office:value-type="float" office:value="118.72">
                <text:p>118.7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107.67">
                <text:p>107.67</text:p>
              </table:table-cell>
              <table:table-cell office:value-type="float" office:value="120.37">
                <text:p>120.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108.16">
                <text:p>108.16</text:p>
              </table:table-cell>
              <table:table-cell office:value-type="float" office:value="122.02">
                <text:p>122.0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109.14">
                <text:p>109.14</text:p>
              </table:table-cell>
              <table:table-cell office:value-type="float" office:value="123.68">
                <text:p>123.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109.63">
                <text:p>109.63</text:p>
              </table:table-cell>
              <table:table-cell office:value-type="float" office:value="124.92">
                <text:p>124.9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110.12">
                <text:p>110.12</text:p>
              </table:table-cell>
              <table:table-cell office:value-type="float" office:value="125.74">
                <text:p>125.7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111.09">
                <text:p>111.09</text:p>
              </table:table-cell>
              <table:table-cell office:value-type="float" office:value="126.15">
                <text:p>126.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112.07">
                <text:p>112.07</text:p>
              </table:table-cell>
              <table:table-cell office:value-type="float" office:value="125.33">
                <text:p>125.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112.56">
                <text:p>112.56</text:p>
              </table:table-cell>
              <table:table-cell office:value-type="float" office:value="123.68">
                <text:p>123.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113.05">
                <text:p>113.05</text:p>
              </table:table-cell>
              <table:table-cell office:value-type="float" office:value="122.02">
                <text:p>122.0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113.54">
                <text:p>113.54</text:p>
              </table:table-cell>
              <table:table-cell office:value-type="float" office:value="121.61">
                <text:p>121.6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114.02">
                <text:p>114.02</text:p>
              </table:table-cell>
              <table:table-cell office:value-type="float" office:value="120.78">
                <text:p>120.7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114.02">
                <text:p>114.02</text:p>
              </table:table-cell>
              <table:table-cell office:value-type="float" office:value="120.37">
                <text:p>120.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114.51">
                <text:p>114.51</text:p>
              </table:table-cell>
              <table:table-cell office:value-type="float" office:value="119.13">
                <text:p>119.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114.51">
                <text:p>114.51</text:p>
              </table:table-cell>
              <table:table-cell office:value-type="float" office:value="118.72">
                <text:p>118.7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114.51">
                <text:p>114.51</text:p>
              </table:table-cell>
              <table:table-cell office:value-type="float" office:value="118.31">
                <text:p>118.3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14.02">
                <text:p>114.02</text:p>
              </table:table-cell>
              <table:table-cell office:value-type="float" office:value="117.48">
                <text:p>117.4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114.02">
                <text:p>114.02</text:p>
              </table:table-cell>
              <table:table-cell office:value-type="float" office:value="117.07">
                <text:p>117.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113.54">
                <text:p>113.54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113.54">
                <text:p>113.54</text:p>
              </table:table-cell>
              <table:table-cell office:value-type="float" office:value="115.83">
                <text:p>115.8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13.05">
                <text:p>113.05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113.05">
                <text:p>113.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112.56">
                <text:p>112.56</text:p>
              </table:table-cell>
              <table:table-cell office:value-type="float" office:value="114.59">
                <text:p>114.5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112.56">
                <text:p>112.56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112.07">
                <text:p>112.07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111.58">
                <text:p>111.58</text:p>
              </table:table-cell>
              <table:table-cell office:value-type="float" office:value="113.76">
                <text:p>113.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111.09">
                <text:p>111.09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11.09">
                <text:p>111.09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111.09">
                <text:p>111.09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111.09">
                <text:p>111.09</text:p>
              </table:table-cell>
              <table:table-cell office:value-type="float" office:value="110.87">
                <text:p>110.8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110.6">
                <text:p>110.6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110.12">
                <text:p>110.12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110.12">
                <text:p>110.12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109.63">
                <text:p>109.63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109.14">
                <text:p>109.14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108.65">
                <text:p>108.65</text:p>
              </table:table-cell>
              <table:table-cell office:value-type="float" office:value="102.61">
                <text:p>102.6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108.65">
                <text:p>108.65</text:p>
              </table:table-cell>
              <table:table-cell office:value-type="float" office:value="100.96">
                <text:p>100.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108.16">
                <text:p>108.16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107.67">
                <text:p>107.67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107.19">
                <text:p>107.19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107.19">
                <text:p>107.19</text:p>
              </table:table-cell>
              <table:table-cell office:value-type="float" office:value="95.59">
                <text:p>95.5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106.7">
                <text:p>106.7</text:p>
              </table:table-cell>
              <table:table-cell office:value-type="float" office:value="94.35">
                <text:p>94.3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106.7">
                <text:p>106.7</text:p>
              </table:table-cell>
              <table:table-cell office:value-type="float" office:value="93.11">
                <text:p>93.1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106.21">
                <text:p>106.21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106.21">
                <text:p>106.21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106.21">
                <text:p>106.21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106.21">
                <text:p>106.21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106.21">
                <text:p>106.21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106.21">
                <text:p>106.21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106.21">
                <text:p>106.21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106.21">
                <text:p>106.21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106.21">
                <text:p>106.21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106.21">
                <text:p>106.21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106.21">
                <text:p>106.21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106.21">
                <text:p>106.2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106.21">
                <text:p>106.21</text:p>
              </table:table-cell>
              <table:table-cell office:value-type="float" office:value="86.09">
                <text:p>86.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106.21">
                <text:p>106.21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106.21">
                <text:p>106.21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106.21">
                <text:p>106.21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106.21">
                <text:p>106.21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106.21">
                <text:p>106.21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106.21">
                <text:p>106.21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106.21">
                <text:p>106.21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106.21">
                <text:p>106.21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106.7">
                <text:p>106.7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106.7">
                <text:p>106.7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106.7">
                <text:p>106.7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106.7">
                <text:p>106.7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106.7">
                <text:p>106.7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106.21">
                <text:p>106.21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106.21">
                <text:p>106.21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106.21">
                <text:p>106.21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106.21">
                <text:p>106.21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106.21">
                <text:p>106.21</text:p>
              </table:table-cell>
              <table:table-cell office:value-type="float" office:value="91.46">
                <text:p>91.4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106.21">
                <text:p>106.21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106.21">
                <text:p>106.21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106.21">
                <text:p>106.21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106.21">
                <text:p>106.21</text:p>
              </table:table-cell>
              <table:table-cell office:value-type="float" office:value="93.11">
                <text:p>93.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106.21">
                <text:p>106.21</text:p>
              </table:table-cell>
              <table:table-cell office:value-type="float" office:value="93.94">
                <text:p>93.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106.21">
                <text:p>106.21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106.21">
                <text:p>106.21</text:p>
              </table:table-cell>
              <table:table-cell office:value-type="float" office:value="95.59">
                <text:p>95.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106.21">
                <text:p>106.21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106.21">
                <text:p>106.21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106.21">
                <text:p>106.21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106.21">
                <text:p>106.21</text:p>
              </table:table-cell>
              <table:table-cell office:value-type="float" office:value="100.55">
                <text:p>100.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106.21">
                <text:p>106.21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106.21">
                <text:p>106.21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106.21">
                <text:p>106.21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106.21">
                <text:p>106.21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105.72">
                <text:p>105.72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05.72">
                <text:p>105.72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05.72">
                <text:p>105.72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06.21">
                <text:p>106.21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106.7">
                <text:p>106.7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106.7">
                <text:p>106.7</text:p>
              </table:table-cell>
              <table:table-cell office:value-type="float" office:value="117.07">
                <text:p>117.0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07.19">
                <text:p>107.19</text:p>
              </table:table-cell>
              <table:table-cell office:value-type="float" office:value="119.13">
                <text:p>119.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07.67">
                <text:p>107.67</text:p>
              </table:table-cell>
              <table:table-cell office:value-type="float" office:value="120.78">
                <text:p>120.7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08.65">
                <text:p>108.65</text:p>
              </table:table-cell>
              <table:table-cell office:value-type="float" office:value="122.02">
                <text:p>122.0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109.14">
                <text:p>109.14</text:p>
              </table:table-cell>
              <table:table-cell office:value-type="float" office:value="123.26">
                <text:p>123.2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09.63">
                <text:p>109.63</text:p>
              </table:table-cell>
              <table:table-cell office:value-type="float" office:value="124.09">
                <text:p>124.0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110.12">
                <text:p>110.12</text:p>
              </table:table-cell>
              <table:table-cell office:value-type="float" office:value="125.33">
                <text:p>125.3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11.09">
                <text:p>111.09</text:p>
              </table:table-cell>
              <table:table-cell office:value-type="float" office:value="125.33">
                <text:p>125.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12.07">
                <text:p>112.07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12.56">
                <text:p>112.56</text:p>
              </table:table-cell>
              <table:table-cell office:value-type="float" office:value="122.85">
                <text:p>122.8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113.05">
                <text:p>113.05</text:p>
              </table:table-cell>
              <table:table-cell office:value-type="float" office:value="122.02">
                <text:p>122.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13.54">
                <text:p>113.54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113.54">
                <text:p>113.54</text:p>
              </table:table-cell>
              <table:table-cell office:value-type="float" office:value="120.37">
                <text:p>120.3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113.54">
                <text:p>113.54</text:p>
              </table:table-cell>
              <table:table-cell office:value-type="float" office:value="119.55">
                <text:p>119.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13.54">
                <text:p>113.54</text:p>
              </table:table-cell>
              <table:table-cell office:value-type="float" office:value="119.13">
                <text:p>119.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113.54">
                <text:p>113.54</text:p>
              </table:table-cell>
              <table:table-cell office:value-type="float" office:value="118.31">
                <text:p>118.3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113.54">
                <text:p>113.54</text:p>
              </table:table-cell>
              <table:table-cell office:value-type="float" office:value="117.48">
                <text:p>117.4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13.54">
                <text:p>113.54</text:p>
              </table:table-cell>
              <table:table-cell office:value-type="float" office:value="117.07">
                <text:p>117.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113.05">
                <text:p>113.05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113.05">
                <text:p>113.05</text:p>
              </table:table-cell>
              <table:table-cell office:value-type="float" office:value="115.83">
                <text:p>115.8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13.05">
                <text:p>113.05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113.05">
                <text:p>113.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12.56">
                <text:p>112.56</text:p>
              </table:table-cell>
              <table:table-cell office:value-type="float" office:value="114.59">
                <text:p>114.5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12.07">
                <text:p>112.07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112.07">
                <text:p>112.07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112.07">
                <text:p>112.07</text:p>
              </table:table-cell>
              <table:table-cell office:value-type="float" office:value="113.35">
                <text:p>113.3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111.58">
                <text:p>111.58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111.09">
                <text:p>111.09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111.09">
                <text:p>111.09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10.6">
                <text:p>110.6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110.12">
                <text:p>110.12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110.12">
                <text:p>110.12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109.63">
                <text:p>109.63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109.63">
                <text:p>109.63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09.14">
                <text:p>109.14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108.65">
                <text:p>108.65</text:p>
              </table:table-cell>
              <table:table-cell office:value-type="float" office:value="103.02">
                <text:p>103.0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108.16">
                <text:p>108.16</text:p>
              </table:table-cell>
              <table:table-cell office:value-type="float" office:value="100.96">
                <text:p>100.9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108.16">
                <text:p>108.16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107.67">
                <text:p>107.67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07.19">
                <text:p>107.19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107.19">
                <text:p>107.19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106.7">
                <text:p>106.7</text:p>
              </table:table-cell>
              <table:table-cell office:value-type="float" office:value="93.94">
                <text:p>93.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06.7">
                <text:p>106.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106.21">
                <text:p>106.21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106.21">
                <text:p>106.21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105.72">
                <text:p>105.72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106.21">
                <text:p>106.21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105.72">
                <text:p>105.72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105.72">
                <text:p>105.72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105.72">
                <text:p>105.72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105.72">
                <text:p>105.72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05.72">
                <text:p>105.72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105.72">
                <text:p>105.72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05.72">
                <text:p>105.72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105.72">
                <text:p>105.72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105.72">
                <text:p>105.72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105.72">
                <text:p>105.72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105.72">
                <text:p>105.72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105.72">
                <text:p>105.72</text:p>
              </table:table-cell>
              <table:table-cell office:value-type="float" office:value="86.09">
                <text:p>86.0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105.72">
                <text:p>105.72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105.72">
                <text:p>105.72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105.72">
                <text:p>105.72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106.21">
                <text:p>106.21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106.7">
                <text:p>106.7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106.7">
                <text:p>106.7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06.7">
                <text:p>106.7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106.7">
                <text:p>106.7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106.7">
                <text:p>106.7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106.7">
                <text:p>106.7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06.7">
                <text:p>106.7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106.7">
                <text:p>106.7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106.7">
                <text:p>106.7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106.7">
                <text:p>106.7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06.21">
                <text:p>106.21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106.21">
                <text:p>106.21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106.21">
                <text:p>106.21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106.21">
                <text:p>106.21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106.21">
                <text:p>106.21</text:p>
              </table:table-cell>
              <table:table-cell office:value-type="float" office:value="91.46">
                <text:p>91.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106.21">
                <text:p>106.21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06.21">
                <text:p>106.21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106.21">
                <text:p>106.21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106.21">
                <text:p>106.21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06.21">
                <text:p>106.21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106.21">
                <text:p>106.21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06.21">
                <text:p>106.21</text:p>
              </table:table-cell>
              <table:table-cell office:value-type="float" office:value="93.11">
                <text:p>93.1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106.21">
                <text:p>106.21</text:p>
              </table:table-cell>
              <table:table-cell office:value-type="float" office:value="93.94">
                <text:p>93.9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106.21">
                <text:p>106.21</text:p>
              </table:table-cell>
              <table:table-cell office:value-type="float" office:value="94.35">
                <text:p>94.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106.21">
                <text:p>106.21</text:p>
              </table:table-cell>
              <table:table-cell office:value-type="float" office:value="95.59">
                <text:p>95.5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106.21">
                <text:p>106.21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106.21">
                <text:p>106.21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106.21">
                <text:p>106.21</text:p>
              </table:table-cell>
              <table:table-cell office:value-type="float" office:value="100.96">
                <text:p>100.9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106.21">
                <text:p>106.21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106.21">
                <text:p>106.21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106.21">
                <text:p>106.21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106.7">
                <text:p>106.7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06.7">
                <text:p>106.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106.7">
                <text:p>106.7</text:p>
              </table:table-cell>
              <table:table-cell office:value-type="float" office:value="117.07">
                <text:p>117.0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106.7">
                <text:p>106.7</text:p>
              </table:table-cell>
              <table:table-cell office:value-type="float" office:value="119.13">
                <text:p>119.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107.19">
                <text:p>107.19</text:p>
              </table:table-cell>
              <table:table-cell office:value-type="float" office:value="121.61">
                <text:p>121.6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107.67">
                <text:p>107.67</text:p>
              </table:table-cell>
              <table:table-cell office:value-type="float" office:value="122.85">
                <text:p>122.8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108.16">
                <text:p>108.16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108.65">
                <text:p>108.65</text:p>
              </table:table-cell>
              <table:table-cell office:value-type="float" office:value="125.33">
                <text:p>125.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09.63">
                <text:p>109.63</text:p>
              </table:table-cell>
              <table:table-cell office:value-type="float" office:value="126.15">
                <text:p>126.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110.6">
                <text:p>110.6</text:p>
              </table:table-cell>
              <table:table-cell office:value-type="float" office:value="126.15">
                <text:p>126.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111.58">
                <text:p>111.58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112.07">
                <text:p>112.07</text:p>
              </table:table-cell>
              <table:table-cell office:value-type="float" office:value="123.26">
                <text:p>123.2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12.56">
                <text:p>112.56</text:p>
              </table:table-cell>
              <table:table-cell office:value-type="float" office:value="122.02">
                <text:p>122.0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113.05">
                <text:p>113.05</text:p>
              </table:table-cell>
              <table:table-cell office:value-type="float" office:value="121.61">
                <text:p>121.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113.54">
                <text:p>113.54</text:p>
              </table:table-cell>
              <table:table-cell office:value-type="float" office:value="120.78">
                <text:p>120.7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113.54">
                <text:p>113.54</text:p>
              </table:table-cell>
              <table:table-cell office:value-type="float" office:value="119.55">
                <text:p>119.5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114.02">
                <text:p>114.02</text:p>
              </table:table-cell>
              <table:table-cell office:value-type="float" office:value="119.13">
                <text:p>119.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114.02">
                <text:p>114.02</text:p>
              </table:table-cell>
              <table:table-cell office:value-type="float" office:value="118.72">
                <text:p>118.7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114.02">
                <text:p>114.02</text:p>
              </table:table-cell>
              <table:table-cell office:value-type="float" office:value="118.31">
                <text:p>118.3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113.54">
                <text:p>113.54</text:p>
              </table:table-cell>
              <table:table-cell office:value-type="float" office:value="117.07">
                <text:p>117.0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113.54">
                <text:p>113.54</text:p>
              </table:table-cell>
              <table:table-cell office:value-type="float" office:value="117.07">
                <text:p>117.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113.54">
                <text:p>113.54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113.05">
                <text:p>113.05</text:p>
              </table:table-cell>
              <table:table-cell office:value-type="float" office:value="115.83">
                <text:p>115.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112.56">
                <text:p>112.56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112.07">
                <text:p>112.0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112.07">
                <text:p>112.0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112.07">
                <text:p>112.07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12.07">
                <text:p>112.07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111.58">
                <text:p>111.58</text:p>
              </table:table-cell>
              <table:table-cell office:value-type="float" office:value="113.76">
                <text:p>113.7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111.58">
                <text:p>111.58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111.09">
                <text:p>111.09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111.09">
                <text:p>111.09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10.6">
                <text:p>110.6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10.6">
                <text:p>110.6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110.6">
                <text:p>110.6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10.12">
                <text:p>110.12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09.63">
                <text:p>109.63</text:p>
              </table:table-cell>
              <table:table-cell office:value-type="float" office:value="110.87">
                <text:p>110.8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109.63">
                <text:p>109.63</text:p>
              </table:table-cell>
              <table:table-cell office:value-type="float" office:value="110.87">
                <text:p>110.8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109.63">
                <text:p>109.63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109.14">
                <text:p>109.14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109.14">
                <text:p>109.14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108.65">
                <text:p>108.65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108.65">
                <text:p>108.65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08.65">
                <text:p>108.65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08.16">
                <text:p>108.16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08.16">
                <text:p>108.16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108.16">
                <text:p>108.16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108.16">
                <text:p>108.16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107.67">
                <text:p>107.67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106.7">
                <text:p>106.7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106.7">
                <text:p>106.7</text:p>
              </table:table-cell>
              <table:table-cell office:value-type="float" office:value="106.74">
                <text:p>106.7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106.7">
                <text:p>106.7</text:p>
              </table:table-cell>
              <table:table-cell office:value-type="float" office:value="106.74">
                <text:p>106.7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05.72">
                <text:p>105.72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105.72">
                <text:p>105.72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105.72">
                <text:p>105.72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105.72">
                <text:p>105.72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05.72">
                <text:p>105.72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105.23">
                <text:p>105.23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105.23">
                <text:p>105.23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05.23">
                <text:p>105.23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105.23">
                <text:p>105.23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105.23">
                <text:p>105.23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105.23">
                <text:p>105.23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102cm" svg:height="9.006cm" xlink:href=".." xlink:type="simple" chart:class="chart:scatter" chart:style-name="ch1">
        <chart:legend chart:legend-position="end" svg:x="20.25cm" svg:y="3.955cm" style:legend-expansion="high" chart:style-name="ch2"/>
        <chart:plot-area chart:style-name="ch3" table:cell-range-address="Sheet2.A1:Sheet2.C899" svg:x="0.462cm" svg:y="0.18cm" svg:width="19.326cm" svg:height="8.646cm">
          <chartooo:coordinate-region svg:x="1.269cm" svg:y="0.379cm" svg:width="18.14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899" chart:class="chart:scatter">
            <chart:domain table:cell-range-address="Sheet2.A1:Sheet2.A899"/>
            <chart:data-point chart:repeated="899"/>
          </chart:series>
          <chart:series chart:style-name="ch7" chart:values-cell-range-address="Sheet2.C1:Sheet2.C899" chart:class="chart:scatter">
            <chart:data-point chart:repeated="8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899</svg:desc>
                </draw:g>
              </table:table-cell>
              <table:table-cell office:value-type="float" office:value="101.32">
                <text:p>101.32</text:p>
                <draw:g>
                  <svg:desc>Sheet2.B1:Sheet2.B899</svg:desc>
                </draw:g>
              </table:table-cell>
              <table:table-cell office:value-type="float" office:value="103.85">
                <text:p>103.85</text:p>
                <draw:g>
                  <svg:desc>Sheet2.C1:Sheet2.C8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1.81">
                <text:p>101.81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2.3">
                <text:p>102.3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2.79">
                <text:p>102.79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3.28">
                <text:p>103.28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3.77">
                <text:p>103.77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4.26">
                <text:p>104.26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4.74">
                <text:p>104.74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5.23">
                <text:p>105.23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06.21">
                <text:p>106.21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06.21">
                <text:p>106.21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06.21">
                <text:p>106.21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06.21">
                <text:p>106.21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06.21">
                <text:p>106.21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06.21">
                <text:p>106.21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06.21">
                <text:p>106.21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06.21">
                <text:p>106.21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06.21">
                <text:p>106.21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06.21">
                <text:p>106.21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06.21">
                <text:p>106.21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06.21">
                <text:p>106.21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06.21">
                <text:p>106.21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06.21">
                <text:p>106.21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06.21">
                <text:p>106.21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06.21">
                <text:p>106.21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06.21">
                <text:p>106.21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06.21">
                <text:p>106.21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05.72">
                <text:p>105.72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05.72">
                <text:p>105.72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05.72">
                <text:p>105.72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05.72">
                <text:p>105.72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05.72">
                <text:p>105.72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05.72">
                <text:p>105.72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05.72">
                <text:p>105.72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05.72">
                <text:p>105.72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05.72">
                <text:p>105.72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05.72">
                <text:p>105.72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05.72">
                <text:p>105.72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05.72">
                <text:p>105.72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06.21">
                <text:p>106.21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06.21">
                <text:p>106.21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06.7">
                <text:p>106.7</text:p>
              </table:table-cell>
              <table:table-cell office:value-type="float" office:value="106.74">
                <text:p>106.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06.7">
                <text:p>106.7</text:p>
              </table:table-cell>
              <table:table-cell office:value-type="float" office:value="106.74">
                <text:p>106.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06.7">
                <text:p>106.7</text:p>
              </table:table-cell>
              <table:table-cell office:value-type="float" office:value="106.74">
                <text:p>106.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06.7">
                <text:p>106.7</text:p>
              </table:table-cell>
              <table:table-cell office:value-type="float" office:value="106.74">
                <text:p>106.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06.7">
                <text:p>106.7</text:p>
              </table:table-cell>
              <table:table-cell office:value-type="float" office:value="106.74">
                <text:p>106.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06.7">
                <text:p>106.7</text:p>
              </table:table-cell>
              <table:table-cell office:value-type="float" office:value="106.74">
                <text:p>106.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06.7">
                <text:p>106.7</text:p>
              </table:table-cell>
              <table:table-cell office:value-type="float" office:value="106.74">
                <text:p>106.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07.67">
                <text:p>107.6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07.67">
                <text:p>107.6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07.67">
                <text:p>107.6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06.7">
                <text:p>106.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07.67">
                <text:p>107.6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107.67">
                <text:p>107.6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107.67">
                <text:p>107.6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107.67">
                <text:p>107.6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107.67">
                <text:p>107.6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107.67">
                <text:p>107.6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107.19">
                <text:p>107.19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107.19">
                <text:p>107.19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108.65">
                <text:p>108.65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108.65">
                <text:p>108.65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108.65">
                <text:p>108.65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108.65">
                <text:p>108.65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108.65">
                <text:p>108.65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108.65">
                <text:p>108.65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108.16">
                <text:p>108.16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108.16">
                <text:p>108.16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108.16">
                <text:p>108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108.16">
                <text:p>108.16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107.67">
                <text:p>107.67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107.67">
                <text:p>107.6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107.19">
                <text:p>107.19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107.19">
                <text:p>107.19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07.19">
                <text:p>107.19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107.19">
                <text:p>107.19</text:p>
              </table:table-cell>
              <table:table-cell office:value-type="float" office:value="106.74">
                <text:p>106.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107.19">
                <text:p>107.19</text:p>
              </table:table-cell>
              <table:table-cell office:value-type="float" office:value="106.74">
                <text:p>106.7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07.19">
                <text:p>107.19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07.19">
                <text:p>107.19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07.19">
                <text:p>107.19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06.7">
                <text:p>106.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06.7">
                <text:p>106.7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06.7">
                <text:p>106.7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106.7">
                <text:p>106.7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106.7">
                <text:p>106.7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106.7">
                <text:p>106.7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106.7">
                <text:p>106.7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106.7">
                <text:p>106.7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06.21">
                <text:p>106.21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106.21">
                <text:p>106.21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106.21">
                <text:p>106.21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106.21">
                <text:p>106.21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106.21">
                <text:p>106.21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06.21">
                <text:p>106.21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05.72">
                <text:p>105.72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06.21">
                <text:p>106.21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106.21">
                <text:p>106.21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106.21">
                <text:p>106.21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05.72">
                <text:p>105.7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105.23">
                <text:p>105.23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106.21">
                <text:p>106.21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105.72">
                <text:p>105.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105.72">
                <text:p>105.72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06.21">
                <text:p>106.21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106.21">
                <text:p>106.21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